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B00000025CFADF607A4A2D6AF.png" manifest:media-type="image/png"/>
  <manifest:file-entry manifest:full-path="Pictures/1000000000000078000000377B639B7EEFE38249.png" manifest:media-type="image/png"/>
  <manifest:file-entry manifest:full-path="Pictures/10000201000000EE00000011BBA54EB6679C823B.png" manifest:media-type="image/png"/>
  <manifest:file-entry manifest:full-path="Pictures/100002000000009C0000002296012828ED213DE1.gif" manifest:media-type="image/gif"/>
  <manifest:file-entry manifest:full-path="Pictures/100002010000011E0000002A4B7309AF797DFE9D.png" manifest:media-type="image/png"/>
  <manifest:file-entry manifest:full-path="Pictures/10000000000001450000004BE4EC4C9C24A64CAB.png" manifest:media-type="image/png"/>
  <manifest:file-entry manifest:full-path="Pictures/10000200000000B100000061B2F86C16A63E82B0.gif" manifest:media-type="image/gif"/>
  <manifest:file-entry manifest:full-path="Pictures/10000201000000A000000080AB4AF59AAF898CA2.png" manifest:media-type="image/png"/>
  <manifest:file-entry manifest:full-path="Pictures/10000000000000A30000003A4A5BCC4A774DB6FD.gif" manifest:media-type="image/gif"/>
  <manifest:file-entry manifest:full-path="Pictures/10000201000000DD0000002AD74A9F7B8753FB32.png" manifest:media-type="image/png"/>
  <manifest:file-entry manifest:full-path="Pictures/10000201000001380000004E6CF14E456A13276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 Thin" svg:font-family="'Lato Thin'" style:font-pitch="variable"/>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anda" svg:font-family="Veranda"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3.5625in" fo:margin-left="1.5625in" fo:margin-top="0in" fo:margin-bottom="0in" table:align="left" style:writing-mode="lr-tb"/>
    </style:style>
    <style:style style:name="Table1.A" style:family="table-column">
      <style:table-column-properties style:column-width="3.5625in"/>
    </style:style>
    <style:style style:name="Table1.1" style:family="table-row">
      <style:table-row-properties fo:keep-together="auto"/>
    </style:style>
    <style:style style:name="Table1.A1" style:family="table-cell">
      <style:table-cell-properties fo:background-color="#ffffff" fo:padding="0in" fo:border="none">
        <style:background-image/>
      </style:table-cell-properties>
    </style:style>
    <style:style style:name="Table2" style:family="table">
      <style:table-properties style:width="6.0076in" fo:margin-left="0.5222in" fo:margin-top="0in" fo:margin-bottom="0in" table:align="left" style:writing-mode="lr-tb"/>
    </style:style>
    <style:style style:name="Table2.A" style:family="table-column">
      <style:table-column-properties style:column-width="2.1236in"/>
    </style:style>
    <style:style style:name="Table2.B" style:family="table-column">
      <style:table-column-properties style:column-width="3.884in"/>
    </style:style>
    <style:style style:name="Table2.1" style:family="table-row">
      <style:table-row-properties fo:keep-together="auto"/>
    </style:style>
    <style:style style:name="Table2.A1" style:family="table-cell">
      <style:table-cell-properties fo:background-color="#ffffff" fo:padding-left="0.0153in" fo:padding-right="0.0382in" fo:padding-top="0.0382in" fo:padding-bottom="0.0382in" fo:border-left="0.25pt solid #000001" fo:border-right="none" fo:border-top="0.25pt solid #000001" fo:border-bottom="0.25pt solid #000001">
        <style:background-image/>
      </style:table-cell-properties>
    </style:style>
    <style:style style:name="Table2.B1" style:family="table-cell">
      <style:table-cell-properties fo:background-color="#ffffff" fo:padding-left="0.0153in" fo:padding-right="0.0382in" fo:padding-top="0.0382in" fo:padding-bottom="0.0382in" fo:border="0.25pt solid #000001">
        <style:background-image/>
      </style:table-cell-properties>
    </style:style>
    <style:style style:name="Table2.A10" style:family="table-cell">
      <style:table-cell-properties fo:background-color="#ffffff" fo:padding-left="0.0153in" fo:padding-right="0.0382in" fo:padding-top="0.0382in" fo:padding-bottom="0.0382in" fo:border-left="0.25pt solid #000001" fo:border-right="none" fo:border-top="none" fo:border-bottom="0.25pt solid #000001">
        <style:background-image/>
      </style:table-cell-properties>
    </style:style>
    <style:style style:name="Table2.B10" style:family="table-cell">
      <style:table-cell-properties fo:background-color="#ffffff" fo:padding-left="0.0153in" fo:padding-right="0.0382in" fo:padding-top="0.0382in" fo:padding-bottom="0.0382in" fo:border-left="0.25pt solid #000001" fo:border-right="0.25pt solid #000001" fo:border-top="none" fo:border-bottom="0.25pt solid #000001">
        <style:background-image/>
      </style:table-cell-properties>
    </style:style>
    <style:style style:name="Table3" style:family="table">
      <style:table-properties style:width="5.9375in" fo:margin-top="0in" fo:margin-bottom="0in" table:align="right" style:writing-mode="lr-tb"/>
    </style:style>
    <style:style style:name="Table3.A" style:family="table-column">
      <style:table-column-properties style:column-width="0.7493in"/>
    </style:style>
    <style:style style:name="Table3.B" style:family="table-column">
      <style:table-column-properties style:column-width="1.0632in"/>
    </style:style>
    <style:style style:name="Table3.C" style:family="table-column">
      <style:table-column-properties style:column-width="1.4375in"/>
    </style:style>
    <style:style style:name="Table3.D" style:family="table-column">
      <style:table-column-properties style:column-width="2.6875in"/>
    </style:style>
    <style:style style:name="Table3.1" style:family="table-row">
      <style:table-row-properties fo:keep-together="auto"/>
    </style:style>
    <style:style style:name="Table3.A1" style:family="table-cell">
      <style:table-cell-properties style:vertical-align="middle" fo:background-color="#ffffff" fo:padding-left="0.0069in" fo:padding-right="0.0208in" fo:padding-top="0.0208in" fo:padding-bottom="0.0208in" fo:border-left="1pt solid #808080" fo:border-right="none" fo:border-top="1pt solid #808080" fo:border-bottom="1pt solid #808080">
        <style:background-image/>
      </style:table-cell-properties>
    </style:style>
    <style:style style:name="Table3.D1" style:family="table-cell">
      <style:table-cell-properties style:vertical-align="middle" fo:background-color="#ffffff" fo:padding-left="0.0069in" fo:padding-right="0.0208in" fo:padding-top="0.0208in" fo:padding-bottom="0.0208in" fo:border="1pt solid #808080">
        <style:background-image/>
      </style:table-cell-properties>
    </style:style>
    <style:style style:name="P1" style:family="paragraph" style:parent-style-name="Text_20_body">
      <style:text-properties fo:color="#00000a" style:font-name="Verdana" fo:font-size="12pt" fo:language="en" fo:country="US" fo:font-weight="bold" style:font-size-asian="12pt" style:language-asian="en" style:country-asian="US" style:font-weight-asian="bold" style:font-name-complex="Verdana1" style:font-size-complex="12pt" style:font-weight-complex="bold"/>
    </style:style>
    <style:style style:name="P2" style:family="paragraph" style:parent-style-name="Text_20_body">
      <style:text-properties fo:color="#0066ff" fo:font-size="18pt" fo:font-weight="bold" style:font-size-asian="18pt" style:font-weight-asian="bold" style:font-size-complex="18pt" style:font-weight-complex="bold"/>
    </style:style>
    <style:style style:name="P3" style:family="paragraph" style:parent-style-name="Text_20_body">
      <style:text-properties fo:color="#0066ff" fo:font-size="18pt" fo:font-weight="bold" style:font-size-asian="18pt" style:font-weight-asian="bold" style:font-name-complex="Verdana1" style:font-size-complex="18pt" style:font-weight-complex="bold"/>
    </style:style>
    <style:style style:name="P4" style:family="paragraph" style:parent-style-name="Text_20_body">
      <style:text-properties fo:color="#666666" style:font-name="Verdana" fo:font-size="9pt" style:font-size-asian="9pt" style:font-name-complex="Verdana1"/>
    </style:style>
    <style:style style:name="P5" style:family="paragraph" style:parent-style-name="Text_20_body">
      <style:text-properties style:use-window-font-color="true" style:font-name="Verdana" fo:font-size="9pt" style:font-size-asian="9pt" style:font-name-complex="Verdana1" style:font-size-complex="9pt"/>
    </style:style>
    <style:style style:name="P6" style:family="paragraph" style:parent-style-name="Text_20_body">
      <style:text-properties style:font-name="Veranda" fo:font-size="9pt" style:font-size-asian="9pt" style:font-size-complex="9pt"/>
    </style:style>
    <style:style style:name="P7" style:family="paragraph" style:parent-style-name="Text_20_body">
      <style:text-properties fo:font-weight="normal" officeooo:paragraph-rsid="001d85b4" style:font-weight-asian="normal" style:font-weight-complex="normal"/>
    </style:style>
    <style:style style:name="P8" style:family="paragraph" style:parent-style-name="Text_20_body">
      <style:paragraph-properties fo:margin-top="0in" fo:margin-bottom="0in" loext:contextual-spacing="false" fo:text-align="center" style:justify-single-word="false"/>
    </style:style>
    <style:style style:name="P9" style:family="paragraph" style:parent-style-name="Normal_20__28_Web_29_">
      <style:paragraph-properties fo:margin-top="0in" fo:margin-bottom="0in" loext:contextual-spacing="false" fo:text-align="center" style:justify-single-word="false"/>
      <style:text-properties style:font-name="Times New Roman" fo:font-weight="bold" style:font-weight-asian="bold" style:font-name-complex="Times New Roman1" style:font-weight-complex="bold"/>
    </style:style>
    <style:style style:name="P10" style:family="paragraph" style:parent-style-name="Text_20_body">
      <style:paragraph-properties fo:margin-top="0in" fo:margin-bottom="0.0835in" loext:contextual-spacing="false" style:snap-to-layout-grid="false"/>
    </style:style>
    <style:style style:name="P11" style:family="paragraph" style:parent-style-name="Text_20_body">
      <style:paragraph-properties fo:margin-top="0in" fo:margin-bottom="0.0835in" loext:contextual-spacing="false" style:snap-to-layout-grid="false"/>
      <style:text-properties officeooo:paragraph-rsid="00118431"/>
    </style:style>
    <style:style style:name="P12" style:family="paragraph" style:parent-style-name="Text_20_body">
      <style:paragraph-properties fo:margin-top="0in" fo:margin-bottom="0.0835in" loext:contextual-spacing="false" style:snap-to-layout-grid="false"/>
      <style:text-properties style:font-name="Verdana" fo:font-size="7pt" style:font-size-asian="7pt" style:font-name-complex="Verdana1" style:font-size-complex="7pt"/>
    </style:style>
    <style:style style:name="P13" style:family="paragraph" style:parent-style-name="Text_20_body">
      <style:paragraph-properties fo:margin-top="0in" fo:margin-bottom="0.0835in" loext:contextual-spacing="false" style:snap-to-layout-grid="false"/>
      <style:text-properties style:font-name="Verdana" fo:font-size="7pt" officeooo:paragraph-rsid="00118431" style:font-size-asian="7pt" style:font-name-complex="Verdana1" style:font-size-complex="7pt"/>
    </style:style>
    <style:style style:name="P14" style:family="paragraph" style:parent-style-name="Text_20_body">
      <style:paragraph-properties fo:margin-top="0in" fo:margin-bottom="0.0835in" loext:contextual-spacing="false" style:snap-to-layout-grid="false"/>
      <style:text-properties style:font-name="Verdana" fo:font-size="7pt" officeooo:rsid="00118431" style:font-size-asian="7pt" style:font-name-complex="Verdana1" style:font-size-complex="7pt"/>
    </style:style>
    <style:style style:name="P15" style:family="paragraph" style:parent-style-name="Text_20_body">
      <style:paragraph-properties fo:margin-top="0in" fo:margin-bottom="0.0835in" loext:contextual-spacing="false" style:snap-to-layout-grid="false"/>
      <style:text-properties style:font-name="Lato Thin" fo:font-size="7pt" officeooo:rsid="00118431" officeooo:paragraph-rsid="00118431" style:font-size-asian="6.09999990463257pt" style:font-size-complex="7pt"/>
    </style:style>
    <style:style style:name="P16" style:family="paragraph" style:parent-style-name="Text_20_body">
      <style:paragraph-properties fo:margin-left="0.1146in" fo:margin-right="0.1146in" fo:margin-top="0.1146in" fo:margin-bottom="0.1146in" loext:contextual-spacing="false" style:line-height-at-least="0.1665in" fo:text-indent="0in" style:auto-text-indent="false"/>
    </style:style>
    <style:style style:name="P17" style:family="paragraph" style:parent-style-name="Text_20_body">
      <style:paragraph-properties fo:margin-left="0.1146in" fo:margin-right="0.1146in" fo:margin-top="0.1146in" fo:margin-bottom="0.1146in" loext:contextual-spacing="false" style:line-height-at-least="0.1665in" fo:text-align="start" style:justify-single-word="false" fo:text-indent="0in" style:auto-text-indent="false"/>
    </style:style>
    <style:style style:name="P18" style:family="paragraph" style:parent-style-name="Text_20_body">
      <style:paragraph-properties fo:margin-left="0.1146in" fo:margin-right="0.1146in" fo:margin-top="0.1146in" fo:margin-bottom="0.1146in" loext:contextual-spacing="false" style:line-height-at-least="0.1665in" fo:text-indent="0in" style:auto-text-indent="false"/>
      <style:text-properties fo:color="#666666" style:font-name="Verdana" fo:font-size="9pt" style:font-size-asian="9pt" style:font-name-complex="Verdana1"/>
    </style:style>
    <style:style style:name="P19" style:family="paragraph" style:parent-style-name="Standard">
      <style:paragraph-properties fo:margin-left="0.1146in" fo:margin-right="0.1146in" fo:margin-top="0.1146in" fo:margin-bottom="0.1146in" loext:contextual-spacing="false" style:line-height-at-least="0.1665in" fo:text-indent="0in" style:auto-text-indent="false"/>
    </style:style>
    <style:style style:name="P20" style:family="paragraph" style:parent-style-name="Standard">
      <style:paragraph-properties fo:margin-left="0.1146in" fo:margin-right="0.1146in" fo:margin-top="0.1146in" fo:margin-bottom="0.1146in" loext:contextual-spacing="false" style:line-height-at-least="0.1665in" fo:text-indent="0in" style:auto-text-indent="false" fo:break-before="page"/>
    </style:style>
    <style:style style:name="P21" style:family="paragraph" style:parent-style-name="Text_20_body">
      <style:paragraph-properties fo:margin-left="0in" fo:margin-right="0.1146in" fo:margin-top="0.1146in" fo:margin-bottom="0.1146in" loext:contextual-spacing="false" style:line-height-at-least="0.1665in" fo:text-align="start" style:justify-single-word="false" fo:text-indent="0in" style:auto-text-indent="false"/>
      <style:text-properties fo:color="#00000a" style:font-name="Verdana" fo:font-size="18pt" fo:language="en" fo:country="US" fo:font-weight="bold" style:font-size-asian="18pt" style:language-asian="en" style:country-asian="US" style:font-weight-asian="bold" style:font-name-complex="Verdana1" style:font-size-complex="18pt" style:font-weight-complex="bold"/>
    </style:style>
    <style:style style:name="P22" style:family="paragraph" style:parent-style-name="Text_20_body">
      <style:paragraph-properties fo:margin-left="0in" fo:margin-right="0.1146in" fo:margin-top="0.1146in" fo:margin-bottom="0.1146in" loext:contextual-spacing="false" style:line-height-at-least="0.1665in" fo:text-indent="0in" style:auto-text-indent="false"/>
    </style:style>
    <style:style style:name="P23" style:family="paragraph" style:parent-style-name="Standard">
      <style:paragraph-properties fo:margin-left="0in" fo:margin-right="0.1146in" fo:margin-top="0.1146in" fo:margin-bottom="0.1146in" loext:contextual-spacing="false" style:line-height-at-least="0.1665in" fo:text-indent="0in" style:auto-text-indent="false"/>
    </style:style>
    <style:style style:name="P24" style:family="paragraph" style:parent-style-name="Standard">
      <style:paragraph-properties fo:text-align="center" style:justify-single-word="false"/>
    </style:style>
    <style:style style:name="P25" style:family="paragraph" style:parent-style-name="Standard">
      <style:text-properties style:font-name="Verdana" fo:font-size="9pt" style:font-size-asian="9pt" style:font-name-complex="Verdana1" style:font-size-complex="9pt"/>
    </style:style>
    <style:style style:name="P26" style:family="paragraph" style:parent-style-name="Standard">
      <style:text-properties style:font-name="Verdana" fo:font-size="9pt" fo:font-weight="bold" style:font-size-asian="9pt" style:font-weight-asian="bold" style:font-name-complex="Verdana1" style:font-size-complex="9pt" style:font-weight-complex="bold"/>
    </style:style>
    <style:style style:name="P27" style:family="paragraph" style:parent-style-name="Standard">
      <style:text-properties fo:color="#00000a" style:font-name="Verdana" fo:font-size="12pt" fo:language="en" fo:country="US" fo:font-weight="bold" style:font-size-asian="12pt" style:language-asian="en" style:country-asian="US" style:font-weight-asian="bold" style:font-name-complex="Verdana1" style:font-size-complex="12pt" style:font-weight-complex="bold"/>
    </style:style>
    <style:style style:name="P28" style:family="paragraph" style:parent-style-name="Standard">
      <style:text-properties fo:color="#0066ff" fo:font-size="18pt" fo:font-weight="bold" style:font-size-asian="18pt" style:font-weight-asian="bold" style:font-name-complex="Verdana1" style:font-size-complex="18pt" style:font-weight-complex="bold"/>
    </style:style>
    <style:style style:name="P29" style:family="paragraph" style:parent-style-name="Standard">
      <style:text-properties fo:color="#0066ff" fo:font-size="18pt" fo:font-weight="bold" style:font-size-asian="18pt" style:font-weight-asian="bold" style:font-size-complex="18pt" style:font-weight-complex="bold"/>
    </style:style>
    <style:style style:name="P30" style:family="paragraph" style:parent-style-name="Standard">
      <style:text-properties fo:color="#0066ff" fo:font-size="18pt" fo:language="en" fo:country="US" fo:font-weight="bold" style:font-size-asian="18pt" style:language-asian="en" style:country-asian="US" style:font-weight-asian="bold" style:font-size-complex="18pt" style:font-weight-complex="bold"/>
    </style:style>
    <style:style style:name="P31" style:family="paragraph" style:parent-style-name="Standard">
      <style:text-properties fo:font-size="18pt" style:font-size-asian="18pt"/>
    </style:style>
    <style:style style:name="P32" style:family="paragraph" style:parent-style-name="Standard">
      <style:text-properties fo:language="en" fo:country="US" fo:font-weight="bold" style:language-asian="en" style:country-asian="US" style:font-weight-asian="bold" style:font-weight-complex="bold"/>
    </style:style>
    <style:style style:name="P33" style:family="paragraph" style:parent-style-name="Standard">
      <style:text-properties style:font-name="Veranda" fo:font-size="9pt" style:font-size-asian="9pt" style:font-size-complex="9pt"/>
    </style:style>
    <style:style style:name="P34" style:family="paragraph" style:parent-style-name="Standard">
      <style:text-properties fo:color="#993300" style:font-name="Verdana" fo:font-size="9pt" fo:font-weight="bold" style:font-size-asian="9pt" style:font-weight-asian="bold" style:font-name-complex="Verdana1" style:font-size-complex="9pt" style:font-weight-complex="bold"/>
    </style:style>
    <style:style style:name="P35" style:family="paragraph" style:parent-style-name="Standard">
      <style:text-properties officeooo:paragraph-rsid="001340cb"/>
    </style:style>
    <style:style style:name="P36" style:family="paragraph" style:parent-style-name="Standard">
      <style:text-properties officeooo:paragraph-rsid="00100bc5"/>
    </style:style>
    <style:style style:name="P37" style:family="paragraph" style:parent-style-name="Standard">
      <style:paragraph-properties fo:margin-left="0.5in" fo:margin-right="0in" fo:text-indent="0in" style:auto-text-indent="false"/>
    </style:style>
    <style:style style:name="P38" style:family="paragraph" style:parent-style-name="Standard">
      <style:paragraph-properties fo:margin-left="0.5in" fo:margin-right="0in" fo:text-indent="0in" style:auto-text-indent="false"/>
      <style:text-properties style:font-name="Verdana" fo:font-size="9pt" style:font-size-asian="9pt" style:font-name-complex="Verdana1" style:font-size-complex="9pt"/>
    </style:style>
    <style:style style:name="P39" style:family="paragraph" style:parent-style-name="Standard">
      <style:paragraph-properties fo:margin-left="0in" fo:margin-right="0in" fo:text-indent="0in" style:auto-text-indent="false"/>
      <style:text-properties fo:color="#993300" style:font-name="Verdana" fo:font-size="9pt" fo:font-weight="bold" style:font-size-asian="9pt" style:font-weight-asian="bold" style:font-name-complex="Verdana1" style:font-size-complex="9pt" style:font-weight-complex="bold"/>
    </style:style>
    <style:style style:name="P40" style:family="paragraph" style:parent-style-name="Table_20_Contents">
      <style:paragraph-properties fo:margin-left="0.0311in" fo:margin-right="0.0311in" fo:margin-top="0in" fo:margin-bottom="0in" loext:contextual-spacing="false" fo:text-align="center" style:justify-single-word="false" fo:text-indent="0in" style:auto-text-indent="false"/>
    </style:style>
    <style:style style:name="P41" style:family="paragraph" style:parent-style-name="Sender">
      <style:paragraph-properties fo:text-align="center" style:justify-single-word="false"/>
    </style:style>
    <style:style style:name="P42" style:family="paragraph" style:parent-style-name="Normal_20__28_Web_29_" style:master-page-name="Standard">
      <style:paragraph-properties fo:margin-top="0in" fo:margin-bottom="0in" loext:contextual-spacing="false" fo:text-align="center" style:justify-single-word="false" style:page-number="auto"/>
      <style:text-properties style:font-name="Times New Roman" fo:font-size="20pt" fo:font-weight="bold" style:font-size-asian="20pt" style:font-weight-asian="bold" style:font-name-complex="Times New Roman1" style:font-size-complex="20pt" style:font-weight-complex="bold"/>
    </style:style>
    <style:style style:name="P43" style:family="paragraph" style:parent-style-name="Text_20_body">
      <style:paragraph-properties fo:margin-left="0.1146in" fo:margin-right="0.1146in" fo:margin-top="0.1146in" fo:margin-bottom="0.1146in" loext:contextual-spacing="false" style:line-height-at-least="0.1665in" fo:text-indent="0in" style:auto-text-indent="false"/>
      <style:text-properties fo:color="#009900" style:font-name="Verdana" fo:font-size="12pt" fo:font-weight="bold" style:font-size-asian="12pt" style:font-weight-asian="bold" style:font-name-complex="Verdana1" style:font-size-complex="12pt" style:font-weight-complex="bold"/>
    </style:style>
    <style:style style:name="P44" style:family="paragraph" style:parent-style-name="Heading_20_1" style:list-style-name="WWNum2">
      <style:text-properties fo:color="#993300"/>
    </style:style>
    <style:style style:name="P45" style:family="paragraph" style:parent-style-name="Heading_20_1" style:list-style-name="WWNum2">
      <style:paragraph-properties fo:text-align="start" style:justify-single-word="false"/>
      <style:text-properties fo:color="#993300"/>
    </style:style>
    <style:style style:name="P46" style:family="paragraph" style:parent-style-name="Heading_20_1" style:list-style-name="WWNum2">
      <style:paragraph-properties fo:text-align="center" style:justify-single-word="false"/>
    </style:style>
    <style:style style:name="P47" style:family="paragraph" style:parent-style-name="Heading_20_2" style:list-style-name="WWNum2">
      <style:text-properties fo:color="#993300" fo:font-size="20pt" style:font-size-asian="20pt" style:font-size-complex="20pt"/>
    </style:style>
    <style:style style:name="P48" style:family="paragraph" style:parent-style-name="Standard" style:list-style-name="WWNum2">
      <style:text-properties fo:color="#993300" style:font-name="Verdana" fo:font-size="9pt" fo:font-weight="normal" style:font-size-asian="9pt" style:font-weight-asian="normal" style:font-name-complex="Verdana1" style:font-size-complex="9pt" style:font-weight-complex="normal"/>
    </style:style>
    <style:style style:name="P49" style:family="paragraph" style:parent-style-name="Standard">
      <style:text-properties style:font-name="Verdana" fo:font-size="9pt" fo:font-weight="bold" officeooo:rsid="001340cb" officeooo:paragraph-rsid="001340cb" style:font-size-asian="9pt" style:font-weight-asian="bold" style:font-name-complex="Verdana1" style:font-size-complex="9pt" style:font-weight-complex="bold"/>
    </style:style>
    <style:style style:name="P50" style:family="paragraph">
      <loext:graphic-properties draw:fill="solid" draw:fill-color="#aca899"/>
      <style:paragraph-properties fo:text-align="start"/>
      <style:text-properties fo:font-size="18pt"/>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Verdana" fo:font-size="9pt" style:font-size-asian="9pt" style:font-name-complex="Verdana1"/>
    </style:style>
    <style:style style:name="T4" style:family="text">
      <style:text-properties style:font-name="Verdana" fo:font-size="9pt" style:font-size-asian="9pt" style:font-name-complex="Verdana1" style:font-size-complex="9pt"/>
    </style:style>
    <style:style style:name="T5" style:family="text">
      <style:text-properties style:font-name="Verdana" fo:font-size="9pt" fo:font-weight="bold" style:font-size-asian="9pt" style:font-weight-asian="bold" style:font-name-complex="Verdana1" style:font-size-complex="9pt" style:font-weight-complex="bold"/>
    </style:style>
    <style:style style:name="T6" style:family="text">
      <style:text-properties style:font-name="Verdana" fo:font-size="9pt" fo:font-weight="bold" officeooo:rsid="00100bc5" style:font-size-asian="9pt" style:font-weight-asian="bold" style:font-name-complex="Verdana1" style:font-size-complex="9pt" style:font-weight-complex="bold"/>
    </style:style>
    <style:style style:name="T7" style:family="text">
      <style:text-properties style:font-name="Verdana" fo:font-size="7pt" style:font-size-asian="7pt" style:font-name-complex="Verdana1" style:font-size-complex="7pt"/>
    </style:style>
    <style:style style:name="T8" style:family="text">
      <style:text-properties style:font-name="Verdana" fo:font-size="7pt" officeooo:rsid="00118431" style:font-size-asian="7pt" style:font-name-complex="Verdana1" style:font-size-complex="7pt"/>
    </style:style>
    <style:style style:name="T9" style:family="text">
      <style:text-properties style:font-name="Verdana" style:font-size-asian="7pt" style:font-name-complex="Verdana1"/>
    </style:style>
    <style:style style:name="T10" style:family="text">
      <style:text-properties fo:color="#0000ff" style:text-underline-style="solid" style:text-underline-width="auto" style:text-underline-color="font-color" fo:font-weight="bold" style:font-weight-asian="bold"/>
    </style:style>
    <style:style style:name="T11" style:family="text">
      <style:text-properties fo:color="#993300" style:font-name="Verdana" fo:font-size="9pt" fo:font-weight="bold" style:font-size-asian="9pt" style:font-weight-asian="bold" style:font-name-complex="Verdana1" style:font-size-complex="9pt" style:font-weight-complex="bold"/>
    </style:style>
    <style:style style:name="T12" style:family="text">
      <style:text-properties fo:color="#993300" style:font-name="Verdana" fo:font-size="9pt" fo:font-weight="bold" officeooo:rsid="001340cb" style:font-size-asian="9pt" style:font-weight-asian="bold" style:font-name-complex="Verdana1" style:font-size-complex="9pt" style:font-weight-complex="bold"/>
    </style:style>
    <style:style style:name="T13" style:family="text">
      <style:text-properties fo:color="#993300" style:font-name="Verdana" fo:font-size="9pt" fo:font-weight="bold" officeooo:rsid="00100bc5" style:font-size-asian="9pt" style:font-weight-asian="bold" style:font-name-complex="Verdana1" style:font-size-complex="9pt" style:font-weight-complex="bold"/>
    </style:style>
    <style:style style:name="T14" style:family="text">
      <style:text-properties fo:color="#993300" style:font-name="Verdana" fo:font-size="9pt" fo:font-weight="normal" style:font-size-asian="9pt" style:font-weight-asian="normal" style:font-name-complex="Verdana1" style:font-size-complex="9pt" style:font-weight-complex="normal"/>
    </style:style>
    <style:style style:name="T15" style:family="text">
      <style:text-properties fo:color="#993300" style:font-name="Verdana" fo:font-size="9pt" style:font-size-asian="9pt" style:font-name-complex="Verdana1" style:font-size-complex="9pt"/>
    </style:style>
    <style:style style:name="T16" style:family="text">
      <style:text-properties fo:color="#990000" style:font-name="Verdana" fo:font-size="9pt" fo:font-weight="bold" style:font-size-asian="9pt" style:font-weight-asian="bold" style:font-name-complex="Verdana1" style:font-size-complex="9pt" style:font-weight-complex="bold"/>
    </style:style>
    <style:style style:name="T17" style:family="text">
      <style:text-properties fo:color="#990000" style:font-name="Verdana" fo:font-size="9pt" fo:font-weight="bold" officeooo:rsid="001340cb" style:font-size-asian="9pt" style:font-weight-asian="bold" style:font-name-complex="Verdana1" style:font-size-complex="9pt" style:font-weight-complex="bold"/>
    </style:style>
    <style:style style:name="T18" style:family="text">
      <style:text-properties fo:color="#990000" style:font-name="Verdana" fo:font-size="9pt" fo:font-weight="bold" style:font-size-asian="9pt" style:font-weight-asian="bold" style:font-name-complex="Verdana1" style:font-weight-complex="bold"/>
    </style:style>
    <style:style style:name="T19" style:family="text">
      <style:text-properties fo:color="#009900" style:font-name="Verdana" fo:font-size="12pt" fo:font-weight="bold" style:font-size-asian="12pt" style:font-weight-asian="bold" style:font-name-complex="Verdana1" style:font-size-complex="12pt" style:font-weight-complex="bold"/>
    </style:style>
    <style:style style:name="T20" style:family="text">
      <style:text-properties fo:color="#009900" style:font-name="Verdana" fo:font-size="12pt" fo:language="en" fo:country="US" fo:font-weight="bold" style:font-size-asian="12pt" style:language-asian="en" style:country-asian="US" style:font-weight-asian="bold" style:font-name-complex="Verdana1" style:font-size-complex="12pt" style:font-weight-complex="bold"/>
    </style:style>
    <style:style style:name="T21" style:family="text">
      <style:text-properties fo:color="#2a4c96" style:font-name="Verdana" fo:font-size="12pt" fo:font-weight="bold" style:font-size-asian="12pt" style:font-weight-asian="bold" style:font-name-complex="Verdana1" style:font-size-complex="12pt" style:font-weight-complex="bold"/>
    </style:style>
    <style:style style:name="T22" style:family="text">
      <style:text-properties fo:color="#2a4c96" style:font-name="Verdana" fo:font-size="12pt" fo:language="en" fo:country="US" fo:font-weight="bold" style:font-size-asian="12pt" style:language-asian="en" style:country-asian="US" style:font-weight-asian="bold" style:font-name-complex="Verdana1" style:font-size-complex="12pt" style:font-weight-complex="bold"/>
    </style:style>
    <style:style style:name="T23" style:family="text">
      <style:text-properties fo:color="#2a4c96" style:font-name="Verdana" fo:font-size="9pt" fo:font-weight="normal" style:font-size-asian="9pt" style:font-weight-asian="normal" style:font-name-complex="Verdana1" style:font-size-complex="9pt" style:font-weight-complex="normal"/>
    </style:style>
    <style:style style:name="T24" style:family="text">
      <style:text-properties fo:color="#2a4c96" style:font-name="Verdana" fo:font-size="9pt" style:font-size-asian="9pt" style:font-name-complex="Verdana1"/>
    </style:style>
    <style:style style:name="T25" style:family="text">
      <style:text-properties fo:color="#2a4c96" style:font-name="Verdana" fo:font-size="9pt" style:font-size-asian="9pt" style:font-name-complex="Verdana1" style:font-size-complex="9pt"/>
    </style:style>
    <style:style style:name="T26" style:family="text">
      <style:text-properties fo:color="#2a4c96" style:font-name="Verdana" fo:font-size="9pt" fo:language="en" fo:country="US" style:font-size-asian="9pt" style:language-asian="en" style:country-asian="US" style:font-name-complex="Verdana1"/>
    </style:style>
    <style:style style:name="T27" style:family="text">
      <style:text-properties fo:color="#2a4c96" style:font-name="Verdana" fo:font-size="9pt" fo:language="en" fo:country="US" style:font-size-asian="9pt" style:language-asian="en" style:country-asian="US" style:font-name-complex="Verdana1" style:font-size-complex="9pt"/>
    </style:style>
    <style:style style:name="T28" style:family="text">
      <style:text-properties fo:color="#808080" style:font-name="Verdana" fo:font-size="9pt" fo:language="en" fo:country="US" style:font-size-asian="9pt" style:language-asian="en" style:country-asian="US" style:font-name-complex="Verdana1"/>
    </style:style>
    <style:style style:name="T29" style:family="text">
      <style:text-properties fo:color="#808080" style:font-name="Verdana" fo:font-size="9pt" fo:language="en" fo:country="US" style:font-size-asian="9pt" style:language-asian="en" style:country-asian="US" style:font-name-complex="Verdana1" style:font-size-complex="9pt"/>
    </style:style>
    <style:style style:name="T30" style:family="text">
      <style:text-properties style:use-window-font-color="true" style:font-name="Verdana" fo:font-size="9pt" style:font-size-asian="9pt" style:font-name-complex="Verdana1" style:font-size-complex="9pt"/>
    </style:style>
    <style:style style:name="T31" style:family="text">
      <style:text-properties fo:color="#ce181e" style:font-name="Verdana" fo:font-size="9pt" fo:font-weight="bold" style:font-size-asian="9pt" style:font-weight-asian="bold" style:font-name-complex="Verdana1" style:font-size-complex="9pt" style:font-weight-complex="bold"/>
    </style:style>
    <style:style style:name="T32" style:family="text">
      <style:text-properties fo:color="#00000a" style:font-name="Verdana" fo:font-size="9pt" style:font-size-asian="9pt" style:font-name-complex="Verdana1"/>
    </style:style>
    <style:style style:name="T33" style:family="text">
      <style:text-properties fo:color="#800000" style:font-name="Verdana" fo:font-size="9pt" fo:font-weight="bold" style:font-size-asian="9pt" style:font-weight-asian="bold" style:font-name-complex="Verdana1" style:font-weight-complex="bold"/>
    </style:style>
    <style:style style:name="T34" style:family="text">
      <style:text-properties fo:color="#800000" style:font-name="Verdana" fo:font-size="9pt" fo:font-weight="bold" style:font-size-asian="9pt" style:font-weight-asian="bold" style:font-name-complex="Verdana1" style:font-size-complex="9pt" style:font-weight-complex="bold"/>
    </style:style>
    <style:style style:name="T35" style:family="text">
      <style:text-properties fo:color="#800000" style:font-name="Verdana" fo:font-size="9pt" style:font-size-asian="9pt" style:font-name-complex="Verdana1"/>
    </style:style>
    <style:style style:name="T36" style:family="text">
      <style:text-properties fo:color="#000000"/>
    </style:style>
    <style:style style:name="T37" style:family="text">
      <style:text-properties fo:color="#000000" style:font-name="Verdana" fo:font-size="9pt" style:font-size-asian="9pt" style:font-name-complex="Verdana1" style:font-size-complex="9pt"/>
    </style:style>
    <style:style style:name="T38" style:family="text">
      <style:text-properties style:font-name="Veranda" fo:font-size="9pt" style:font-size-asian="9pt" style:font-size-complex="9pt"/>
    </style:style>
    <style:style style:name="T39" style:family="text">
      <style:text-properties style:font-name="Veranda" fo:font-size="9pt" fo:font-style="italic" style:font-size-asian="9pt" style:font-style-asian="italic" style:font-size-complex="9pt" style:font-style-complex="italic"/>
    </style:style>
    <style:style style:name="T40" style:family="text">
      <style:text-properties fo:color="#666666" style:font-name="Verdana" fo:font-size="9pt" style:font-size-asian="9pt" style:font-name-complex="Verdana1"/>
    </style:style>
    <style:style style:name="T41" style:family="text">
      <style:text-properties fo:font-size="14pt" style:font-size-asian="14pt" style:font-size-complex="14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ca899" draw:textarea-vertical-align="top" draw:auto-grow-height="false" fo:min-height="0in" fo:min-width="45.3252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solid" draw:fill-color="#aca899" draw:textarea-vertical-align="top" draw:auto-grow-height="false" fo:min-height="0in" fo:min-width="45.3252in" fo:padding-top="0.0492in" fo:padding-bottom="0.0492in" fo:padding-left="0.0984in" fo:padding-right="0.0984in" fo:wrap-option="wrap" style:run-through="background" draw:wrap-influence-on-position="once-concurren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Andrew DeFaria</text:p>
      <text:p text:style-name="P9"/>
      <text:p text:style-name="P41">14435 South 48<text:span text:style-name="T1">th</text:span> Street #2083</text:p>
      <text:p text:style-name="P41">Phoenix, Arizona -6440</text:p>
      <text:p text:style-name="P8"><text:span text:style-name="T2">Phone: 408-596-4937<text:line-break/>Email: </text:span><text:a xlink:type="simple" xlink:href="mailto:Andrew@DeFaria.com" text:style-name="ListLabel_20_61" text:visited-style-name="ListLabel_20_61"><text:span text:style-name="Internet_20_link"><text:span text:style-name="T2">Andrew@DeFaria.com</text:span></text:span></text:a></text:p>
      <text:p text:style-name="P8"/>
      <text:p text:style-name="P24"><text:span text:style-name="T4">For the most up to date copy of this resume see </text:span><text:a xlink:type="simple" xlink:href="http://defaria.com/resume" text:style-name="ListLabel_20_62" text:visited-style-name="ListLabel_20_62"><text:span text:style-name="Internet_20_link"><text:span text:style-name="T4">http://defaria.com/resume</text:span></text:span></text:a></text:p>
      <text:p text:style-name="Standard"/>
      <table:table table:name="Table1" table:style-name="Table1">
        <table:table-column table:style-name="Table1.A"/>
        <table:table-row table:style-name="Table1.1">
          <table:table-cell table:style-name="Table1.A1" office:value-type="string">
            <text:p text:style-name="P40"><draw:frame draw:style-name="fr1" draw:name="Image1" text:anchor-type="paragraph" svg:width="3.5in" svg:height="0.5138in" draw:z-index="16"><draw:image xlink:href="Pictures/100002010000011E0000002A4B7309AF797DFE9D.png" xlink:type="simple" xlink:show="embed" xlink:actuate="onLoad" loext:mime-type="image/png"/></draw:frame><draw:frame draw:style-name="fr2" draw:name="Image2" text:anchor-type="char" svg:x="0.1598in" svg:y="0.5626in" svg:width="3.3063in" svg:height="0.2362in" draw:z-index="0"><draw:image xlink:href="Pictures/10000201000000EE00000011BBA54EB6679C823B.png" xlink:type="simple" xlink:show="embed" xlink:actuate="onLoad" loext:mime-type="image/png"/></draw:frame><text:span text:style-name="Internet_20_link"><text:span text:style-name="T10"><text:line-break/></text:span></text:span><text:a xlink:type="simple" xlink:href="http://clearscm.com/Resumes/Andrew/AWS%20Certified%20Solutions%20Architect%20-%20Associate%20certificate.pdf" text:style-name="ListLabel_20_63" text:visited-style-name="ListLabel_20_63"><text:span text:style-name="Internet_20_link"><text:span text:style-name="T10"> Validation Number: 4Q2XDJDCK1EE1HC5</text:span></text:span></text:a></text:p>
          </table:table-cell>
        </table:table-row>
      </table:table>
      <text:p text:style-name="Text_20_body"/>
      <text:list xml:id="list844264373" text:style-name="WWNum2">
        <text:list-item>
          <text:h text:style-name="P44" text:outline-level="1">Objective</text:h>
        </text:list-item>
      </text:list>
      <text:p text:style-name="P38">To work with state of the art operating systems and networks to insure the smooth running of an organization's information flow.</text:p>
      <text:p text:style-name="P25"/>
      <text:list xml:id="list112936259938762" text:continue-numbering="true" text:style-name="WWNum2">
        <text:list-item>
          <text:h text:style-name="P44" text:outline-level="1">Hardware</text:h>
        </text:list-item>
      </text:list>
      <text:p text:style-name="P37"><text:span text:style-name="T4">Workstations and servers from Sun, HP as well as various other manufactures of Linux systems.</text:span> </text:p>
      <text:p text:style-name="Standard"/>
      <text:list xml:id="list112936089314381" text:continue-numbering="true" text:style-name="WWNum2">
        <text:list-item>
          <text:h text:style-name="P44" text:outline-level="1">Operating Systems</text:h>
        </text:list-item>
      </text:list>
      <text:p text:style-name="P37"><text:span text:style-name="T11">Linux</text:span><text:span text:style-name="T4"> (Redhat, Centos, Ubuntu), </text:span><text:span text:style-name="T11">Windows</text:span><text:span text:style-name="T14">,</text:span><text:span text:style-name="T4"> </text:span><text:span text:style-name="T11">Unix</text:span><text:span text:style-name="T15"> </text:span><text:span text:style-name="T4">(Solaris, HP-UX), <text:s/></text:span><text:a xlink:type="simple" xlink:href="http://cygwin.com/" text:style-name="ListLabel_20_64" text:visited-style-name="ListLabel_20_64"><text:span text:style-name="Internet_20_link"><text:span text:style-name="T16">Cygwin</text:span></text:span></text:a></text:p>
      <text:p text:style-name="Standard"/>
      <text:list xml:id="list112935443142289" text:continue-numbering="true" text:style-name="WWNum2">
        <text:list-item>
          <text:h text:style-name="P44" text:outline-level="1">Networking</text:h>
        </text:list-item>
      </text:list>
      <text:p text:style-name="P37"><text:span text:style-name="T4">TCP/IP, Windows and Linux Networking, </text:span><text:span text:style-name="T11">Active Directory/LDAP,</text:span><text:span text:style-name="T4"> </text:span><text:span text:style-name="T11">Samba</text:span></text:p>
      <text:p text:style-name="P39"/>
      <text:list xml:id="list112936466684942" text:continue-numbering="true" text:style-name="WWNum2">
        <text:list-item>
          <text:h text:style-name="P44" text:outline-level="1">Software</text:h>
        </text:list-item>
        <text:list-item>
          <text:p text:style-name="P48"/>
        </text:list-item>
      </text:list>
      <table:table table:name="Table2" table:style-name="Table2">
        <table:table-column table:style-name="Table2.A"/>
        <table:table-column table:style-name="Table2.B"/>
        <table:table-row table:style-name="Table2.1">
          <table:table-cell table:style-name="Table2.A1" office:value-type="string">
            <text:p text:style-name="P26">Version Control Systems</text:p>
          </table:table-cell>
          <table:table-cell table:style-name="Table2.B1" office:value-type="string">
            <text:p text:style-name="Standard"><text:span text:style-name="T11">Git</text:span><text:span text:style-name="T4">, </text:span><text:span text:style-name="T11">Perforce</text:span><text:span text:style-name="T4">, </text:span><text:span text:style-name="T11">Clearcase</text:span><text:span text:style-name="T4"> </text:span></text:p>
          </table:table-cell>
        </table:table-row>
        <table:table-row table:style-name="Table2.1">
          <table:table-cell table:style-name="Table2.A1" office:value-type="string">
            <text:p text:style-name="P26">Issue Tracking</text:p>
          </table:table-cell>
          <table:table-cell table:style-name="Table2.B1" office:value-type="string">
            <text:p text:style-name="Standard"><text:span text:style-name="T11">JIRA</text:span><text:span text:style-name="T4">, </text:span><text:span text:style-name="T11">Clearquest</text:span><text:span text:style-name="T5">,</text:span><text:span text:style-name="T11"> Bugzilla</text:span></text:p>
          </table:table-cell>
        </table:table-row>
        <table:table-row table:style-name="Table2.1">
          <table:table-cell table:style-name="Table2.A1" office:value-type="string">
            <text:p text:style-name="P26">Languages</text:p>
          </table:table-cell>
          <table:table-cell table:style-name="Table2.B1" office:value-type="string">
            <text:p text:style-name="Standard"><text:span text:style-name="T11">Perl</text:span><text:span text:style-name="T5">,</text:span><text:span text:style-name="T11"> Bash</text:span><text:span text:style-name="T5">,</text:span><text:span text:style-name="T11"> PHP</text:span><text:span text:style-name="T5">,</text:span><text:span text:style-name="T11"> C++, C, Ada, TCL</text:span></text:p>
          </table:table-cell>
        </table:table-row>
        <table:table-row table:style-name="Table2.1">
          <table:table-cell table:style-name="Table2.A1" office:value-type="string">
            <text:p text:style-name="P49">Configuration Management</text:p>
          </table:table-cell>
          <table:table-cell table:style-name="Table2.B1" office:value-type="string">
            <text:p text:style-name="P35"><text:span text:style-name="T17">Puppet,</text:span><text:span text:style-name="T12"> Ansible</text:span></text:p>
          </table:table-cell>
        </table:table-row>
        <table:table-row table:style-name="Table2.1">
          <table:table-cell table:style-name="Table2.A1" office:value-type="string">
            <text:p text:style-name="P26">Middleware</text:p>
          </table:table-cell>
          <table:table-cell table:style-name="Table2.B1" office:value-type="string">
            <text:p text:style-name="Standard"><text:span text:style-name="T16">Apache</text:span><text:span text:style-name="T5">,</text:span><text:span text:style-name="T11"> Tomcat</text:span><text:span text:style-name="T5">,</text:span><text:span text:style-name="T11"> Samba</text:span><text:span text:style-name="T5">,</text:span><text:span text:style-name="T11"> Winbind</text:span><text:span text:style-name="T5">,</text:span><text:span text:style-name="T11"> LDAP, REST</text:span></text:p>
          </table:table-cell>
        </table:table-row>
        <table:table-row table:style-name="Table2.1">
          <table:table-cell table:style-name="Table2.A1" office:value-type="string">
            <text:p text:style-name="P26">Web apps</text:p>
          </table:table-cell>
          <table:table-cell table:style-name="Table2.B1" office:value-type="string">
            <text:p text:style-name="Standard"><text:span text:style-name="T11">JIRA</text:span><text:span text:style-name="T5">,</text:span><text:span text:style-name="T11"> Confluence</text:span><text:span text:style-name="T5">,</text:span><text:span text:style-name="T11"> Swarm</text:span></text:p>
          </table:table-cell>
        </table:table-row>
        <table:table-row table:style-name="Table2.1">
          <table:table-cell table:style-name="Table2.A1" office:value-type="string">
            <text:p text:style-name="P26">Databases</text:p>
          </table:table-cell>
          <table:table-cell table:style-name="Table2.B1" office:value-type="string">
            <text:p text:style-name="P34">MySQL, Oracle</text:p>
          </table:table-cell>
        </table:table-row>
        <table:table-row table:style-name="Table2.1">
          <table:table-cell table:style-name="Table2.A1" office:value-type="string">
            <text:p text:style-name="P26">Continuous Integration</text:p>
          </table:table-cell>
          <table:table-cell table:style-name="Table2.B1" office:value-type="string">
            <text:p text:style-name="P34">Build Forge, Electric Commander, Jenkins</text:p>
          </table:table-cell>
        </table:table-row>
        <table:table-row table:style-name="Table2.1">
          <table:table-cell table:style-name="Table2.A1" office:value-type="string">
            <text:p text:style-name="P26">Virtualization</text:p>
          </table:table-cell>
          <table:table-cell table:style-name="Table2.B1" office:value-type="string">
            <text:p text:style-name="P34">VMWare, VirtualBox</text:p>
          </table:table-cell>
        </table:table-row>
        <table:table-row table:style-name="Table2.1">
          <table:table-cell table:style-name="Table2.A10" office:value-type="string">
            <text:p text:style-name="P36"><text:span text:style-name="T5">Cloud Computing </text:span><text:span text:style-name="T6">(</text:span><text:span text:style-name="T13">Classroom Only</text:span><text:span text:style-name="T6">)</text:span></text:p>
          </table:table-cell>
          <table:table-cell table:style-name="Table2.B10" office:value-type="string">
            <text:p text:style-name="P34">AWS: EC2, IAM, S3, Glacier, CloudFront, Route53, VPC</text:p>
          </table:table-cell>
        </table:table-row>
      </table:table>
      <text:p text:style-name="Standard"/>
      <text:list xml:id="list112935359895105" text:continue-numbering="true" text:style-name="WWNum2">
        <text:list-item>
          <text:h text:style-name="P45" text:outline-level="1"><text:soft-page-break/>Education</text:h>
        </text:list-item>
      </text:list>
      <text:p text:style-name="P38">A.A.S. in Computer Science from Union County College in Scotch Plains, New Jersey. Continued studies at Fairleigh Dickenson University, <text:s/>San Jose State University, Mission College and Chico State in pursuit of my degree.</text:p>
      <text:p text:style-name="P25"/>
      <text:list xml:id="list112935376512311" text:continue-numbering="true" text:style-name="WWNum2">
        <text:list-item>
          <text:h text:style-name="P44" text:outline-level="1">References</text:h>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0"><text:a xlink:type="simple" xlink:href="https://www.linkedin.com/in/charles-clarke-30853132/" text:style-name="Internet_20_link" text:visited-style-name="Visited_20_Internet_20_Link"><text:span text:style-name="Internet_20_link"><text:span text:style-name="T7">Charles Clarke</text:span></text:span></text:a></text:p>
          </table:table-cell>
          <table:table-cell table:style-name="Table3.A1" office:value-type="string">
            <text:p text:style-name="P12">(770) 252-1500</text:p>
          </table:table-cell>
          <table:table-cell table:style-name="Table3.A1" office:value-type="string">
            <text:p text:style-name="P10"><text:a xlink:type="simple" xlink:href="mailto:charles@abs-consulting.com" text:style-name="Internet_20_link" text:visited-style-name="Visited_20_Internet_20_Link"><text:span text:style-name="Internet_20_link"><text:span text:style-name="T7">charles@abs-consulting.com</text:span></text:span></text:a></text:p>
          </table:table-cell>
          <table:table-cell table:style-name="Table3.D1" office:value-type="string">
            <text:p text:style-name="P12">Owner ABS Consulting</text:p>
          </table:table-cell>
        </table:table-row>
        <table:table-row table:style-name="Table3.1">
          <table:table-cell table:style-name="Table3.A1" office:value-type="string">
            <text:p text:style-name="P15"><text:a xlink:type="simple" xlink:href="https://www.linkedin.com/in/tom-connor-285114/" text:style-name="Internet_20_link" text:visited-style-name="Visited_20_Internet_20_Link"><text:span text:style-name="Internet_20_link"><text:span text:style-name="T9">Tom Connor</text:span></text:span></text:a></text:p>
          </table:table-cell>
          <table:table-cell table:style-name="Table3.A1" office:value-type="string">
            <text:p text:style-name="P11"><text:span text:style-name="T7">(</text:span><text:span text:style-name="T8">512</text:span><text:span text:style-name="T7">)-</text:span><text:span text:style-name="T8">422</text:span><text:span text:style-name="T7">-</text:span><text:span text:style-name="T8">1172</text:span></text:p>
          </table:table-cell>
          <table:table-cell table:style-name="Table3.A1" office:value-type="string">
            <text:p text:style-name="P11"><text:a xlink:type="simple" xlink:href="mailto:tomhillconnor@yahoo.com" text:style-name="Internet_20_link" text:visited-style-name="Visited_20_Internet_20_Link"><text:span text:style-name="Internet_20_link"><text:span text:style-name="T8">tomhillconnor</text:span></text:span></text:a><text:a xlink:type="simple" xlink:href="mailto:tomhillconnor@yahoo.com" text:style-name="Internet_20_link" text:visited-style-name="Visited_20_Internet_20_Link"><text:span text:style-name="Internet_20_link"><text:span text:style-name="T7">@</text:span></text:span></text:a><text:a xlink:type="simple" xlink:href="mailto:tomhillconnor@yahoo.com" text:style-name="Internet_20_link" text:visited-style-name="Visited_20_Internet_20_Link"><text:span text:style-name="Internet_20_link"><text:span text:style-name="T8">yahoo</text:span></text:span></text:a><text:a xlink:type="simple" xlink:href="mailto:tomhillconnor@yahoo.com" text:style-name="Internet_20_link" text:visited-style-name="Visited_20_Internet_20_Link"><text:span text:style-name="Internet_20_link"><text:span text:style-name="T7">.com</text:span></text:span></text:a></text:p>
          </table:table-cell>
          <table:table-cell table:style-name="Table3.D1" office:value-type="string">
            <text:p text:style-name="P13">Coworker, Consultant</text:p>
          </table:table-cell>
        </table:table-row>
        <table:table-row table:style-name="Table3.1">
          <table:table-cell table:style-name="Table3.A1" office:value-type="string">
            <text:p text:style-name="P10"><text:a xlink:type="simple" xlink:href="https://www.linkedin.com/in/specware/" text:style-name="Internet_20_link" text:visited-style-name="Visited_20_Internet_20_Link"><text:span text:style-name="Internet_20_link"><text:span text:style-name="T7">Jame</text:span></text:span></text:a><text:a xlink:type="simple" xlink:href="https://www.linkedin.com/in/specware/" text:style-name="Internet_20_link" text:visited-style-name="Visited_20_Internet_20_Link"><text:span text:style-name="Internet_20_link"><text:span text:style-name="T8">s</text:span></text:span></text:a><text:a xlink:type="simple" xlink:href="https://www.linkedin.com/in/specware/" text:style-name="Internet_20_link" text:visited-style-name="Visited_20_Internet_20_Link"><text:span text:style-name="Internet_20_link"><text:span text:style-name="T7"> Chen</text:span></text:span></text:a></text:p>
          </table:table-cell>
          <table:table-cell table:style-name="Table3.A1" office:value-type="string">
            <text:p text:style-name="P12">(408)-845-5360</text:p>
          </table:table-cell>
          <table:table-cell table:style-name="Table3.A1" office:value-type="string">
            <text:p text:style-name="P10"><text:a xlink:type="simple" xlink:href="mailto:specware8@gmail.com" text:style-name="Internet_20_link" text:visited-style-name="Visited_20_Internet_20_Link"><text:span text:style-name="Internet_20_link"><text:span text:style-name="T7">specware8@gmail.com</text:span></text:span></text:a></text:p>
          </table:table-cell>
          <table:table-cell table:style-name="Table3.D1" office:value-type="string">
            <text:p text:style-name="P14">Consultant at Specware &amp; @Opp, LLC</text:p>
          </table:table-cell>
        </table:table-row>
        <table:table-row table:style-name="Table3.1">
          <table:table-cell table:style-name="Table3.A1" office:value-type="string">
            <text:p text:style-name="P10"><text:a xlink:type="simple" xlink:href="https://www.linkedin.com/in/shivdutt-jha-032414/" text:style-name="Internet_20_link" text:visited-style-name="Visited_20_Internet_20_Link"><text:span text:style-name="Internet_20_link"><text:span text:style-name="T7">Shivdutt Jha</text:span></text:span></text:a></text:p>
          </table:table-cell>
          <table:table-cell table:style-name="Table3.A1" office:value-type="string">
            <text:p text:style-name="P12">(408)-806-3476</text:p>
          </table:table-cell>
          <table:table-cell table:style-name="Table3.A1" office:value-type="string">
            <text:p text:style-name="P10"><text:a xlink:type="simple" xlink:href="javascript:void(0)" text:style-name="ListLabel_20_77" text:visited-style-name="ListLabel_20_77"><text:span text:style-name="Internet_20_link"><text:span text:style-name="T7">shivdutt_jha@hotmail.com</text:span></text:span></text:a></text:p>
          </table:table-cell>
          <table:table-cell table:style-name="Table3.D1" office:value-type="string">
            <text:p text:style-name="P12">Coworker, Consultant</text:p>
          </table:table-cell>
        </table:table-row>
      </table:table>
      <text:p text:style-name="Standard"/>
      <text:list xml:id="list112936094172659" text:continue-numbering="true" text:style-name="WWNum2">
        <text:list-item>
          <text:list>
            <text:list-item>
              <text:h text:style-name="P47" text:outline-level="2">Clients</text:h>
            </text:list-item>
          </text:list>
        </text:list-item>
      </text:list>
      <text:p text:style-name="Standard"><draw:custom-shape text:anchor-type="as-char" draw:z-index="2" draw:style-name="gr1" draw:text-style-name="P50"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8"><draw:frame draw:style-name="fr3" draw:name="Image21" text:anchor-type="paragraph" svg:x="-0.028in" svg:y="0in" svg:width="4.5138in" svg:height="1.0417in" draw:z-index="17"><draw:image xlink:href="Pictures/10000000000001450000004BE4EC4C9C24A64CAB.png" xlink:type="simple" xlink:show="embed" xlink:actuate="onLoad" loext:mime-type="image/png"/></draw:frame></text:p>
      <text:p text:style-name="P28"/>
      <text:p text:style-name="P28"/>
      <text:p text:style-name="P27"/>
      <text:p text:style-name="Text_20_body"><text:a xlink:type="simple" xlink:href="https://defaria-status.blogspot.com/search/label/General%20Dynamics" text:style-name="ListLabel_20_66" text:visited-style-name="ListLabel_20_66"><text:span text:style-name="Internet_20_link"><text:span text:style-name="T19">General Dynamics</text:span></text:span></text:a><text:span text:style-name="T21"> </text:span><text:span text:style-name="T23">March</text:span><text:span text:style-name="T24"> 2018 – Present</text:span><text:span text:style-name="T26"> </text:span><text:span text:style-name="T28">(Contract)</text:span></text:p>
      <text:p text:style-name="P5">For this technology refresh of over a decade ago, I was instrumental in setting up and maintain dozens of Solaris 5.11 zone systems and served as the primary Solaris System Administrator. This includes setup of many services like NIS, DNS, NTP, SMTP, AutoFS as well as a standard set of tools.</text:p>
      <text:p text:style-name="Text_20_body"><text:span text:style-name="T30">Introduced </text:span><text:span text:style-name="T11">Puppet</text:span><text:span text:style-name="T30"> to the group and served as the </text:span><text:span text:style-name="T11">Puppet Master</text:span><text:span text:style-name="T30">.</text:span></text:p>
      <text:p text:style-name="Text_20_body"><text:span text:style-name="T30">Created Windows based </text:span><text:span text:style-name="T31">VMs</text:span><text:span text:style-name="T30"> for specific roles such as </text:span><text:span text:style-name="T31">BuildForge Console</text:span><text:span text:style-name="T30">, Application server, Domain Controllers, etc. These were managed under </text:span><text:span text:style-name="T11">vCenter</text:span><text:span text:style-name="T30">.</text:span></text:p>
      <text:p text:style-name="Text_20_body"><text:span text:style-name="T30">Developed </text:span><text:span text:style-name="T31">Perl</text:span><text:span text:style-name="T30"> scripts for validation testing of </text:span><text:span text:style-name="T31">Clearcase</text:span><text:span text:style-name="T30"> and </text:span><text:span text:style-name="T31">Clearquest</text:span><text:span text:style-name="T30">. Developed a Clearcase enhanced monitoring tool to monitor servers, loadavg and filesystems as well as Clearcase objects like VOBs and views.</text:span></text:p>
      <text:p text:style-name="Standard"><draw:custom-shape text:anchor-type="as-char" draw:z-index="3" draw:style-name="gr1" draw:text-style-name="P50"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1"><draw:frame draw:style-name="fr4" draw:name="Image3" text:anchor-type="char" svg:x="0.0161in" svg:y="0.0311in" svg:width="1.8437in" svg:height="1.0102in" draw:z-index="1"><draw:image xlink:href="Pictures/10000200000000B100000061B2F86C16A63E82B0.gif" xlink:type="simple" xlink:show="embed" xlink:actuate="onLoad" loext:mime-type="image/png"/></draw:frame></text:p>
      <text:p text:style-name="P2"/>
      <text:p text:style-name="P2"/>
      <text:p text:style-name="P1"/>
      <text:p text:style-name="P16"><text:span text:style-name="T20">Broadcom</text:span><text:span text:style-name="T22"> </text:span><text:span text:style-name="T26">August 2016 – January 2018 </text:span><text:span text:style-name="T28">(Contract)</text:span></text:p>
      <text:p text:style-name="P16"><text:span text:style-name="T32">Converted an internal project from a </text:span><text:span text:style-name="T33">Jenkins</text:span><text:span text:style-name="T35">/</text:span><text:span text:style-name="T33">Perforce</text:span><text:span text:style-name="T32"> build system to the Broadcom/Avago standard of </text:span><text:span text:style-name="T33">Electric Commander</text:span><text:span text:style-name="T35">/</text:span><text:span text:style-name="T33">Git</text:span><text:span text:style-name="T32">. Developed Perl scripts to sign of executables and remotely execute commands on Windows systems using </text:span><text:span text:style-name="T33">Cygwin/ssh</text:span><text:span text:style-name="T32"> thus streamlining and standardizing remote building and signing of executables.</text:span></text:p>
      <text:p text:style-name="P19"><draw:custom-shape text:anchor-type="as-char" draw:z-index="4" draw:style-name="gr1" draw:text-style-name="P50"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0"><draw:frame draw:style-name="fr3" draw:name="Image4" text:anchor-type="paragraph" svg:x="-0.0146in" svg:y="0.0102in" svg:width="0.8in" svg:height="0.6398in" draw:z-index="18"><draw:image xlink:href="Pictures/10000201000000A000000080AB4AF59AAF898CA2.png" xlink:type="simple" xlink:show="embed" xlink:actuate="onLoad" loext:mime-type="image/png"/></draw:frame></text:p>
      <text:p text:style-name="P1"/>
      <text:p text:style-name="P43"/>
      <text:p text:style-name="P16"><text:span text:style-name="T19">ICANN</text:span><text:span text:style-name="T21"> </text:span><text:span text:style-name="T24">May 2016 – July 2016</text:span><text:span text:style-name="T26"> </text:span><text:span text:style-name="T28">(Contract)</text:span></text:p>
      <text:p text:style-name="P16"><text:span text:style-name="T32">Developed </text:span><text:a xlink:type="simple" xlink:href="https://en.wikipedia.org/wiki/Registration_Data_Access_Protocol" text:style-name="ListLabel_20_67" text:visited-style-name="ListLabel_20_67"><text:span text:style-name="Internet_20_link"><text:span text:style-name="T32">RDAP</text:span></text:span></text:a><text:span text:style-name="T32"> server for testing SLA compliance of various TLD registrars around the world.</text:span></text:p>
      <text:p text:style-name="P19"><draw:custom-shape text:anchor-type="as-char" draw:z-index="5" draw:style-name="gr1" draw:text-style-name="P50"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3"><draw:frame draw:style-name="fr3" draw:name="Image5" text:anchor-type="paragraph" svg:x="0.0311in" svg:y="0in" svg:width="3.25in" svg:height="0.8126in" draw:z-index="19"><draw:image xlink:href="Pictures/10000201000001380000004E6CF14E456A132766.png" xlink:type="simple" xlink:show="embed" xlink:actuate="onLoad" loext:mime-type="image/png"/></draw:frame></text:p>
      <text:p text:style-name="P23"/>
      <text:p text:style-name="P23"/>
      <text:p text:style-name="P7"><text:s text:c="2"/></text:p>
      <text:p text:style-name="P7">A Knowles Company</text:p>
      <text:p text:style-name="P17"><text:a xlink:type="simple" xlink:href="https://defaria-status.blogspot.com/search/label/Audience" text:style-name="ListLabel_20_66" text:visited-style-name="ListLabel_20_66"><text:span text:style-name="Internet_20_link"><text:span text:style-name="T19">Audience</text:span></text:span></text:a><text:span text:style-name="T21"> </text:span><text:span text:style-name="T24">March 2014 – April 2016</text:span><text:span text:style-name="T26"> </text:span><text:span text:style-name="T28">(Contract)</text:span><text:span text:style-name="T24"><text:line-break/><text:line-break/></text:span><text:span text:style-name="T3">Initially wrote scripts to import data from </text:span><text:span text:style-name="T18">Bugzilla</text:span><text:span text:style-name="T3"> and other sources to </text:span><text:span text:style-name="T18">JIRA</text:span><text:span text:style-name="T3"> thus automating the migration of several projects. Also administered </text:span><text:span text:style-name="T18">Linux</text:span><text:span text:style-name="T3"> (</text:span><text:span text:style-name="T18">Centos</text:span><text:span text:style-name="T3">/</text:span><text:span text:style-name="T18">Ubuntu</text:span><text:span text:style-name="T3">/</text:span><text:span text:style-name="T18">Redhat Enterprise</text:span><text:span text:style-name="T3">) managing VM images in Vsphere, </text:span><text:span text:style-name="T18">Perforce</text:span><text:span text:style-name="T3">, </text:span><text:span text:style-name="T18">Swarm</text:span><text:span text:style-name="T3">, </text:span><text:span text:style-name="T18">Git Fusion.</text:span></text:p>
      <text:p text:style-name="P16"><text:span text:style-name="T3">Added functionality to custom build system that utilized </text:span><text:span text:style-name="T18">Perl</text:span><text:span text:style-name="T3">/</text:span><text:span text:style-name="T18">PHP</text:span><text:span text:style-name="T3">/</text:span><text:span text:style-name="T18">Apache</text:span><text:span text:style-name="T3">/</text:span><text:span text:style-name="T18">Linux</text:span><text:span text:style-name="T3">/</text:span><text:span text:style-name="T18">Windows</text:span><text:span text:style-name="T3"> servers to allow engineers in the field to remotely perform customized builds. Integrated </text:span><text:span text:style-name="T18">Bugzilla</text:span><text:span text:style-name="T3"> and Perforce (P4DTG). Assisted with JIRA setup and integration of </text:span><text:span text:style-name="T18">Salesforce</text:span><text:span text:style-name="T3"> with JIRA. Assisted in the migration for users to new Knowles domain.</text:span></text:p>
      <text:p text:style-name="P23"><draw:custom-shape text:anchor-type="as-char" draw:z-index="6" draw:style-name="gr1" draw:text-style-name="P50"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3"><draw:frame draw:style-name="fr3" draw:name="Image6" text:anchor-type="paragraph" svg:x="0.0575in" svg:y="0in" svg:width="2.302in" svg:height="0.4374in" draw:z-index="20"><draw:image xlink:href="Pictures/10000201000000DD0000002AD74A9F7B8753FB32.png" xlink:type="simple" xlink:show="embed" xlink:actuate="onLoad" loext:mime-type="image/png"/></draw:frame></text:p>
      <text:p text:style-name="P21"/>
      <text:p text:style-name="P16"><text:span text:style-name="T19">Axcient</text:span><text:span text:style-name="T21"> </text:span><text:span text:style-name="T24">July 2013 - Dec 2013</text:span><text:span text:style-name="T26"> </text:span><text:span text:style-name="T28">(Contract)</text:span></text:p>
      <text:p text:style-name="P16"><text:span text:style-name="T3">Worked as a </text:span><text:span text:style-name="T33">Build and Release Engineer</text:span><text:span text:style-name="T3"> for AxOS. The Axcient product is a customized derivative of </text:span><text:span text:style-name="T33">Ubuntu</text:span><text:span text:style-name="T3">. The SCM system being used is </text:span><text:span text:style-name="T33">git</text:span><text:span text:style-name="T3">. Developed and standardized procedures for performing builds.</text:span></text:p>
      <text:p text:style-name="P19"><draw:custom-shape text:anchor-type="as-char" draw:z-index="7" draw:style-name="gr1" draw:text-style-name="P50"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frame draw:style-name="fr3" draw:name="Image7" text:anchor-type="paragraph" svg:x="0.0472in" svg:y="-0.0102in" svg:width="1.8437in" svg:height="1.0102in" draw:z-index="21"><draw:image xlink:href="Pictures/10000200000000B100000061B2F86C16A63E82B0.gif" xlink:type="simple" xlink:show="embed" xlink:actuate="onLoad" loext:mime-type="image/png"/></draw:frame></text:p>
      <text:p text:style-name="P29"/>
      <text:p text:style-name="P29"/>
      <text:p text:style-name="P29"/>
      <text:p text:style-name="P27"/>
      <text:p text:style-name="Text_20_body"><text:a xlink:type="simple" xlink:href="https://defaria-status.blogspot.com/search/label/Broadcom" text:style-name="ListLabel_20_66" text:visited-style-name="ListLabel_20_66"><text:span text:style-name="Internet_20_link"><text:span text:style-name="T19">Broadcom</text:span></text:span></text:a><text:span text:style-name="T21"> </text:span><text:span text:style-name="T24">December 2011 – April 2013</text:span><text:span text:style-name="T26"> </text:span><text:span text:style-name="T28">(Contract)</text:span></text:p>
      <text:p text:style-name="Text_20_body"><text:soft-page-break/><text:span text:style-name="T34">Clearquest Designer</text:span><text:span text:style-name="T37">: Maintained Clearquest instances implementing functionality with </text:span><text:span text:style-name="T34">Visual Basic</text:span><text:span text:style-name="T37">. Using ClearSCM's </text:span><text:a xlink:type="simple" xlink:href="http://clearscm.com/php/scm_man.php?file=lib/Clearcase.pm" text:style-name="ListLabel_20_62" text:visited-style-name="ListLabel_20_62"><text:span text:style-name="Internet_20_link"><text:span text:style-name="T4">Clearquest</text:span></text:span></text:a><text:span text:style-name="T37">, </text:span><text:a xlink:type="simple" xlink:href="http://clearscm.com/php/scm_man.php?file=lib/Clearquest/Client.pm" text:style-name="ListLabel_20_62" text:visited-style-name="ListLabel_20_62"><text:span text:style-name="Internet_20_link"><text:span text:style-name="T4">Clearquest::Client</text:span></text:span></text:a><text:span text:style-name="T37"> and </text:span><text:a xlink:type="simple" xlink:href="http://clearscm.com/php/scm_man.php?file=lib/Clearquest/REST.pm" text:style-name="ListLabel_20_62" text:visited-style-name="ListLabel_20_62"><text:span text:style-name="Internet_20_link"><text:span text:style-name="T4">Clearquest::REST</text:span></text:span></text:a><text:span text:style-name="T37"> modules created </text:span><text:span text:style-name="T34">Perforce</text:span><text:span text:style-name="T37"> and </text:span><text:span text:style-name="T34">Git</text:span><text:span text:style-name="T37"> triggers to automate builds updating Clearquest in the process.</text:span></text:p>
      <text:p text:style-name="P22"><text:span text:style-name="T37">Migrated a project from their unsupported build environment into the standard </text:span><text:a xlink:type="simple" xlink:href="http://www.electric-cloud.com/products/electriccommander.php" text:style-name="ListLabel_20_68" text:visited-style-name="ListLabel_20_68"><text:span text:style-name="Internet_20_link"><text:span text:style-name="T34">Electric Commander</text:span></text:span></text:a><text:span text:style-name="T37">/</text:span><text:span text:style-name="T34">Perforce </text:span><text:span text:style-name="T37">based solution using </text:span><text:span text:style-name="T34">Cygwin</text:span><text:span text:style-name="T37">, </text:span><text:span text:style-name="T34">bash</text:span><text:span text:style-name="T37"> and </text:span><text:span text:style-name="T34">LSF</text:span><text:span text:style-name="T37"> to farm builds out to a pool of </text:span><text:span text:style-name="T34">Windows</text:span><text:span text:style-name="T37"> servers to perform builds. Builds were done using </text:span><text:span text:style-name="T34">Visual Studio</text:span><text:span text:style-name="T37"> 8.0, 9.0 and 10.0 Windows Servers triggered by Perforce triggers at code checkin.</text:span></text:p>
      <text:p text:style-name="P23"><draw:custom-shape text:anchor-type="as-char" draw:z-index="8" draw:style-name="gr1" draw:text-style-name="P50"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0"><draw:frame draw:style-name="fr3" draw:name="Image8" text:anchor-type="paragraph" svg:x="0.0417in" svg:y="-0.0311in" svg:width="1.25in" svg:height="0.5728in" draw:z-index="22"><draw:image xlink:href="Pictures/1000000000000078000000377B639B7EEFE38249.png" xlink:type="simple" xlink:show="embed" xlink:actuate="onLoad" loext:mime-type="image/png"/></draw:frame></text:p>
      <text:p text:style-name="P27"/>
      <text:p text:style-name="P32"/>
      <text:p text:style-name="Text_20_body"><text:a xlink:type="simple" xlink:href="https://defaria-status.blogspot.com/search/label/Tellabs" text:style-name="ListLabel_20_66" text:visited-style-name="ListLabel_20_66"><text:span text:style-name="Internet_20_link"><text:span text:style-name="T19">Tellabs</text:span></text:span></text:a><text:span text:style-name="T21"> </text:span><text:span text:style-name="T24">March 2011 – December 2011</text:span><text:span text:style-name="T26"> </text:span><text:span text:style-name="T28">(Contract)</text:span></text:p>
      <text:p text:style-name="Text_20_body"><text:span text:style-name="T4">Automated various informational systems using </text:span><text:span text:style-name="T34">Perl</text:span><text:span text:style-name="T4">/</text:span><text:span text:style-name="T34">MySQL</text:span><text:span text:style-name="T4">/</text:span><text:span text:style-name="T34">Oracle</text:span><text:span text:style-name="T4"> and the web. </text:span></text:p>
      <text:p text:style-name="Text_20_body"><text:span text:style-name="T4">Developed a command line debugger called </text:span><text:a xlink:type="simple" xlink:href="http://clearscm.com/php/scm_man.php?file=bin/raid" text:style-name="ListLabel_20_62" text:visited-style-name="ListLabel_20_62"><text:span text:style-name="Internet_20_link"><text:span text:style-name="T4">RAID</text:span></text:span></text:a><text:span text:style-name="T4"> which provided a consistent interface with complete command history and variable substitution courtesy of a Perl module that I wrote called </text:span><text:a xlink:type="simple" xlink:href="http://clearscm.com/php/scm_man.php?file=lib/CmdLine.pm" text:style-name="ListLabel_20_62" text:visited-style-name="ListLabel_20_62"><text:span text:style-name="Internet_20_link"><text:span text:style-name="T4">CmdLine.pm</text:span></text:span></text:a><text:span text:style-name="T4">. This Perl process utilized </text:span><text:span text:style-name="T34">Inline::C </text:span><text:span text:style-name="T4">to interface to the developer libraries and provide a consistent interface for the various command line debuggers developed by various different groups.</text:span></text:p>
      <text:p text:style-name="Standard"><draw:custom-shape text:anchor-type="as-char" draw:z-index="9" draw:style-name="gr1" draw:text-style-name="P50"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8"><draw:frame draw:style-name="fr3" draw:name="Image9" text:anchor-type="paragraph" svg:x="0.0161in" svg:y="0.0102in" svg:width="1.698in" svg:height="0.6043in" draw:z-index="23"><draw:image xlink:href="Pictures/10000000000000A30000003A4A5BCC4A774DB6FD.gif" xlink:type="simple" xlink:show="embed" xlink:actuate="onLoad" loext:mime-type="image/png"/></draw:frame></text:p>
      <text:p text:style-name="P28"/>
      <text:p text:style-name="P27"/>
      <text:p text:style-name="Text_20_body"><text:a xlink:type="simple" xlink:href="https://defaria-status.blogspot.com/search/label/General%20Electric" text:style-name="ListLabel_20_66" text:visited-style-name="ListLabel_20_66"><text:span text:style-name="Internet_20_link"><text:span text:style-name="T19">GE Healthcare</text:span></text:span></text:a><text:span text:style-name="T21"> </text:span><text:span text:style-name="T24">January 2010 – October 2010</text:span><text:span text:style-name="T26"> </text:span><text:span text:style-name="T28">(Contract)</text:span></text:p>
      <text:p text:style-name="Standard"><text:span text:style-name="T4">Performed </text:span><text:span text:style-name="T34">Clearcase</text:span><text:span text:style-name="T4">/</text:span><text:span text:style-name="T34">Clearquest</text:span><text:span text:style-name="T4"> </text:span><text:span text:style-name="T34">UCM</text:span><text:span text:style-name="T4"> administration. Developed an </text:span><text:a xlink:type="simple" xlink:href="http://clearscm.com/php/scm_man.php?file=cc/etf.pl" text:style-name="ListLabel_20_62" text:visited-style-name="ListLabel_20_62"><text:span text:style-name="Internet_20_link"><text:span text:style-name="T4">Evil Twin Finder</text:span></text:span></text:a><text:span text:style-name="T4"> in Perl. Worked with </text:span><text:span text:style-name="T34">Build Forge</text:span><text:span text:style-name="T4"> (IBM’s CI tool similar to </text:span><text:span text:style-name="T34">Jenkins</text:span><text:span text:style-name="T4">) jobs to automate work flow.</text:span> <text:span text:style-name="T38">Assisted in consultations with UCM concepts such as component/composite baselines and projects. Wrote Perl scripts for conversions of Clearquest data with other systems (Siebel).</text:span></text:p>
      <text:p text:style-name="Standard"><draw:custom-shape text:anchor-type="as-char" draw:z-index="10" draw:style-name="gr1" draw:text-style-name="P50"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8"><draw:frame draw:style-name="fr3" draw:name="Image10" text:anchor-type="paragraph" svg:x="-0.0071in" svg:y="0in" svg:width="4.5138in" svg:height="1.0417in" draw:z-index="24"><draw:image xlink:href="Pictures/10000000000001450000004BE4EC4C9C24A64CAB.png" xlink:type="simple" xlink:show="embed" xlink:actuate="onLoad" loext:mime-type="image/png"/></draw:frame></text:p>
      <text:p text:style-name="P28"/>
      <text:p text:style-name="P28"/>
      <text:p text:style-name="P27"/>
      <text:p text:style-name="Text_20_body"><text:a xlink:type="simple" xlink:href="https://defaria-status.blogspot.com/search/label/General%20Dynamics" text:style-name="ListLabel_20_66" text:visited-style-name="ListLabel_20_66"><text:span text:style-name="Internet_20_link"><text:span text:style-name="T19">General Dynamics</text:span></text:span></text:a><text:span text:style-name="T21"> </text:span><text:span text:style-name="T24">June 2007 – October 2009</text:span><text:span text:style-name="T26"> </text:span><text:span text:style-name="T28">(Contract)</text:span></text:p>
      <text:p text:style-name="Text_20_body"><text:span text:style-name="T34">Clearcase</text:span><text:span text:style-name="T4">/</text:span><text:span text:style-name="T34">Clearquest</text:span><text:span text:style-name="T4"> Administrator, </text:span><text:span text:style-name="T34">Build Release</text:span><text:span text:style-name="T4"> and </text:span><text:span text:style-name="T34">Automation</text:span><text:span text:style-name="T4"> using </text:span><text:span text:style-name="T34">Perl</text:span><text:span text:style-name="T4"> scripts. Updated </text:span><text:span text:style-name="T34">C++</text:span><text:span text:style-name="T4">/</text:span><text:span text:style-name="T34">Qt</text:span><text:span text:style-name="T4"> application that integrates </text:span><text:span text:style-name="T34">UCM</text:span><text:span text:style-name="T4">/Clearquest integrated environment into one tool and ported it to Linux.</text:span></text:p>
      <text:p text:style-name="Text_20_body"><text:span text:style-name="T4">Instrumental in establishment of Perl standards and introduction of Perl tools such as </text:span><text:a xlink:type="simple" xlink:href="http://perlcritic.com/" text:style-name="ListLabel_20_62" text:visited-style-name="ListLabel_20_62"><text:span text:style-name="Internet_20_link"><text:span text:style-name="T4">Perl::Critic</text:span></text:span></text:a><text:span text:style-name="T4"> and </text:span><text:a xlink:type="simple" xlink:href="http://perltidy.sourceforge.net/" text:style-name="ListLabel_20_62" text:visited-style-name="ListLabel_20_62"><text:span text:style-name="Internet_20_link"><text:span text:style-name="T4">Perl::Tidy</text:span></text:span></text:a><text:span text:style-name="T4">. Worked at promoting usage of CPAN modules.</text:span></text:p>
      <text:p text:style-name="Text_20_body"><text:span text:style-name="T4">Developed an extensive test driver application in Perl to interface and drive tests using </text:span><text:a xlink:type="simple" xlink:href="https://www.nethawk.fi/products/nethawk_simulators/" text:style-name="ListLabel_20_62" text:visited-style-name="ListLabel_20_62"><text:span text:style-name="Internet_20_link"><text:span text:style-name="T4">NetHawk EAST Simulators</text:span></text:span></text:a><text:span text:style-name="T4"> as well as interfacing to other simulators and external hardware. The system automates the running of regression tests, official testing before the customer, assists with validation of test results, collecting of log files, checking log files into Clearcase and records status into a MySQL database. Developed a PHP web page to present the data in various forms including graphs, reports, exporting to CSV files and emailing of reports. Implemented maintenance programs to scrub and keep the data clean. This system was instrumental in Functional Quality Testing for the </text:span><text:a xlink:type="simple" xlink:href="http://en.wikipedia.org/wiki/Mobile_User_Objective_System" text:style-name="ListLabel_20_62" text:visited-style-name="ListLabel_20_62"><text:span text:style-name="Internet_20_link"><text:span text:style-name="T4">MUOS</text:span></text:span></text:a><text:span text:style-name="T4"> program. This reduced the time it took to certify testing with the military several fold. </text:span></text:p>
      <text:p text:style-name="P6"><text:soft-page-break/>Worked on many enhancements to the extensive Clearquest system in use at GD. Designed and developed the record set implementing node configurations. Implemented required forms and action hook code. Designed and developed Perl scripts to initially load data into the new records.</text:p>
      <text:p text:style-name="P6">Developed a server process (daemon) to process baseline records that were then tracked by Clearquest. Implemented scripts to create baseline records from other automated process such as Build Forge. Tied together baseline records with node configurations through action hook code.</text:p>
      <text:p text:style-name="Standard"><draw:custom-shape text:anchor-type="as-char" draw:z-index="11" draw:style-name="gr1" draw:text-style-name="P50"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8"><draw:frame draw:style-name="fr3" draw:name="Image11" text:anchor-type="paragraph" svg:x="0.0055in" svg:y="0in" svg:width="1.948in" svg:height="0.3854in" draw:z-index="25"><draw:image xlink:href="Pictures/10000000000000BB00000025CFADF607A4A2D6AF.png" xlink:type="simple" xlink:show="embed" xlink:actuate="onLoad" loext:mime-type="image/png"/></draw:frame></text:p>
      <text:p text:style-name="P27"/>
      <text:p text:style-name="Text_20_body"><text:a xlink:type="simple" xlink:href="https://defaria-status.blogspot.com/search/label/Texas%20Instruments" text:style-name="ListLabel_20_66" text:visited-style-name="ListLabel_20_66"><text:span text:style-name="Internet_20_link"><text:span text:style-name="T19">Texas Instruments</text:span></text:span></text:a><text:span text:style-name="T21"> </text:span><text:span text:style-name="T24">October 2006 – June 2007</text:span><text:span text:style-name="T26"> </text:span><text:span text:style-name="T28">(Contract)</text:span><text:span text:style-name="T36"><text:line-break/></text:span></text:p>
      <text:p text:style-name="Text_20_body"><text:span text:style-name="T34">Clearcase</text:span><text:span text:style-name="T4">/</text:span><text:span text:style-name="T34">Clearquest</text:span><text:span text:style-name="T4"> Administrator. Wrote a </text:span><text:span text:style-name="T34">Perl</text:span><text:span text:style-name="T4">/</text:span><text:span text:style-name="T34">Oracle</text:span><text:span text:style-name="T4"> application to track information about projects worldwide. Automated Clearcase license usage reporting and load balancing of Clearquest web servers.</text:span></text:p>
      <text:p text:style-name="Text_20_body"><draw:custom-shape text:anchor-type="as-char" draw:z-index="12" draw:style-name="gr1" draw:text-style-name="P50"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draw:frame draw:style-name="fr3" draw:name="Image12" text:anchor-type="paragraph" svg:x="0.0102in" svg:y="-0.0311in" svg:width="1.6252in" svg:height="0.3543in" draw:z-index="26"><draw:image xlink:href="Pictures/100002000000009C0000002296012828ED213DE1.gif" xlink:type="simple" xlink:show="embed" xlink:actuate="onLoad" loext:mime-type="image/png"/></draw:frame></text:p>
      <text:p text:style-name="Text_20_body"/>
      <text:p text:style-name="Text_20_body"><text:a xlink:type="simple" xlink:href="https://defaria-status.blogspot.com/search/label/HP" text:style-name="ListLabel_20_66" text:visited-style-name="ListLabel_20_66"><text:span text:style-name="Internet_20_link"><text:span text:style-name="T19">Hewlett Packard</text:span></text:span></text:a><text:span text:style-name="T21"> </text:span><text:span text:style-name="T24">February 2006 – October 2006</text:span><text:span text:style-name="T26"> </text:span><text:span text:style-name="T28">(Contract)</text:span></text:p>
      <text:p text:style-name="Standard">Managed<text:span text:style-name="T4"> and executed day to day build and release duties. Served as </text:span><text:span text:style-name="T16">Clearcase/Clearquest</text:span><text:span text:style-name="T4"> Administrator as well as overall support of systems. Assisted with creating UCM streams and handling of rebase and delivery issues for engineers and the build/release process. Wrote </text:span><text:span text:style-name="T16">UCM triggers</text:span><text:span text:style-name="T4"> to notify users of deliveries from UCM development streams. Created baselines for official builds. Took over day to day build and release duties. Created a build script that united the various quick and dirty build scripts that were oriented per stream and per build option. This standardized the build process. Augmented this build script to be a daemon that continually builds software when deliveries are detected. Wrote a build status web page that tracks and monitors the continuous building. Created a dynamic web page to show Junit test history. Converted Windows build from bat files and scheduled tasks -&gt; Cygwin and cron thus making the build script identical on both Linux and Windows.</text:span></text:p>
      <text:p text:style-name="P25"/>
      <text:p text:style-name="Text_20_body"><text:span text:style-name="T4">Wrote triggers to notify users of deliveries. Baselined official builds. Automated the build process to perform simple </text:span><text:span text:style-name="T34">continuous integration</text:span><text:span text:style-name="T4">. Created a dynamic web page to show </text:span><text:span text:style-name="T34">Junit</text:span><text:span text:style-name="T4"> test history.</text:span></text:p>
      <text:p text:style-name="Text_20_body"><draw:custom-shape text:anchor-type="as-char" draw:z-index="13" draw:style-name="gr1" draw:text-style-name="P50"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draw:frame draw:style-name="fr3" draw:name="Image13" text:anchor-type="paragraph" svg:x="0.0264in" svg:y="0in" svg:width="1.8437in" svg:height="1.0102in" draw:z-index="27"><draw:image xlink:href="Pictures/10000200000000B100000061B2F86C16A63E82B0.gif" xlink:type="simple" xlink:show="embed" xlink:actuate="onLoad" loext:mime-type="image/png"/></draw:frame></text:p>
      <text:p text:style-name="P3"/>
      <text:p text:style-name="P1"/>
      <text:p text:style-name="Text_20_body"><text:a xlink:type="simple" xlink:href="https://defaria-status.blogspot.com/search/label/Broadcom" text:style-name="ListLabel_20_66" text:visited-style-name="ListLabel_20_66"><text:span text:style-name="Internet_20_link"><text:span text:style-name="T19"/></text:span></text:a></text:p>
      <text:p text:style-name="Text_20_body"><text:a xlink:type="simple" xlink:href="https://defaria-status.blogspot.com/search/label/Broadcom" text:style-name="ListLabel_20_66" text:visited-style-name="ListLabel_20_66"><text:span text:style-name="Internet_20_link"><text:span text:style-name="T19">Broadcom</text:span></text:span></text:a><text:span text:style-name="T21"> </text:span><text:span text:style-name="T24">September 2005 – January 2006</text:span><text:span text:style-name="T26"> </text:span><text:span text:style-name="T28">(Contract)</text:span></text:p>
      <text:p text:style-name="Text_20_body"><text:span text:style-name="T4">Served as Clearcase/Clearquest Administrator as well as overall support of systems. Developed several </text:span><text:a xlink:type="simple" xlink:href="http://clearscm.com/clearcase/triggers.php" text:style-name="ListLabel_20_62" text:visited-style-name="ListLabel_20_62"><text:span text:style-name="Internet_20_link"><text:span text:style-name="T4">triggers</text:span></text:span></text:a><text:span text:style-name="T4"> as well as ported my </text:span><text:a xlink:type="simple" xlink:href="http://clearscm.com/clearcase/triggers.php" text:style-name="ListLabel_20_62" text:visited-style-name="ListLabel_20_62"><text:span text:style-name="Internet_20_link"><text:span text:style-name="T4">mktriggers</text:span></text:span></text:a><text:span text:style-name="T4"> script which automates the maintenance of triggers.</text:span></text:p>
      <text:p text:style-name="Text_20_body"><text:span text:style-name="T38">Developed a complex </text:span><text:a xlink:type="simple" xlink:href="http://clearscm.com/clearquest/db.php" text:style-name="ListLabel_20_69" text:visited-style-name="ListLabel_20_69"><text:span text:style-name="Internet_20_link"><text:span text:style-name="T38">Perl script</text:span></text:span></text:a><text:span text:style-name="T38"> to merge two Clearquest databases to a new database with many schema changes. This script handled all aspects of the conversion including changing non US ASCII characters found in the data to their HTML equivalents, dynamic creation of dynamic lists, field renaming and dynamically creating new stateless records as needed.</text:span></text:p>
      <text:p text:style-name="P6"><text:soft-page-break/>Developed a script to better handle merging from UCM deliveries and rebases by delaying any non automatic merges to the end of the process as well as handle binary element merge. This process, written in Perl, utilized PerlTk to present the user with a GUI dialog box to choose which version of the binary file to merge.</text:p>
      <text:p text:style-name="P6">Designed and developed another Clearquest database for the Mobile Multimedia group.</text:p>
      <text:p text:style-name="P33">Wrote several other scripts including one to interface CVS to IMS (a defect tracking system) recording the change set at commit time, a script to strip out MIME/HTML and attachments for defects submitted to GNATS (another defect tracking system). Also implemented several script to log Clearcase activity, check Clearcase's pulse and gather site and vob statistics. These scripts were the start for creation of a set Object Oriented Perl modules to encapsulate Clearcase in a Perl like manner (still in development).</text:p>
      <text:p text:style-name="P33"/>
      <text:p text:style-name="Text_20_body"><draw:custom-shape text:anchor-type="paragraph" draw:z-index="14" draw:style-name="gr2" draw:text-style-name="P50" svg:width="45.5217in" svg:height="0.013in" svg:x="0in" svg:y="0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12937116991560" text:continue-numbering="true" text:style-name="WWNum2">
        <text:list-item>
          <text:h text:style-name="P46" text:outline-level="1"><text:span text:style-name="T41">Copyright (GPL)</text:span></text:h>
        </text:list-item>
      </text:list>
      <text:p text:style-name="P16"><text:span text:style-name="T40">This resume is freely available; you can redistribute it and/or modify it under the terms of the GNU General Public License as published by the Free Software Foundation; either version 2 of the License, or (at your option) any later version. This means that if you modify this resume you must include a copy of the original source or refer to its origin at </text:span><text:a xlink:type="simple" xlink:href="http://defaria.com/resume" text:style-name="ListLabel_20_71" text:visited-style-name="ListLabel_20_71"><text:span text:style-name="Internet_20_link"><text:span text:style-name="T3">http://defaria.com/resume</text:span></text:span></text:a><text:span text:style-name="T40">.</text:span></text:p>
      <text:p text:style-name="P18">This resume is distributed in the hope that it will be useful, but WITHOUT ANY WARRANTY; without even the implied warranty of MERCHANTABILITY or FITNESS FOR A PARTICULAR PURPOSE. See the GNU General Public License for more details.</text:p>
      <text:p text:style-name="P18">You should have received a copy of the GNU General Public License along with this resume; if not, write to the Free Software Foundation, Inc., 59 Temple Place - Suite 330, Boston, MA 02111-1307, USA.</text:p>
      <text:p text:style-name="P4"/>
      <text:p text:style-name="Standard"><draw:custom-shape text:anchor-type="as-char" draw:z-index="15" draw:style-name="gr1" draw:text-style-name="P50"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 Thin" svg:font-family="'Lato Thin'" style:font-pitch="variable"/>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anda" svg:font-family="Veranda"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fals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0pt" fo:language="en" fo:country="US" style:letter-kerning="fals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punctuation-wrap="simple" style:writing-mode="lr-tb"/>
      <style:text-properties fo:color="#00000a"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tyle="italic" style:font-style-asian="italic"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weight="bold" style:font-weight-asian="bold" style:font-weight-complex="bold"/>
    </style:style>
    <style:style style:name="Heading_20_3" style:display-name="Heading 3" style:family="paragraph" style:parent-style-name="Standard" style:default-outline-level="3" style:class="text">
      <style:paragraph-properties fo:margin-top="0.1945in" fo:margin-bottom="0.1945in" loext:contextual-spacing="false"/>
      <style:text-properties style:font-name="Arial Unicode MS" fo:font-family="'Arial Unicode MS'" style:font-family-generic="roman" style:font-pitch="variable" fo:font-size="13.5pt" fo:font-weight="bold" style:font-size-asian="13.5pt" style:font-weight-asian="bold" style:font-name-complex="Arial Unicode MS1" style:font-family-complex="'Arial Unicode MS'" style:font-family-generic-complex="system" style:font-pitch-complex="variable" style:font-size-complex="13.5pt" style:font-weight-complex="bold"/>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Arial Unicode MS" fo:font-family="'Arial Unicode MS'" style:font-family-generic="roman" style:font-pitch="variable" style:font-name-complex="Arial Unicode MS1" style:font-family-complex="'Arial Unicode MS'" style:font-family-generic-complex="system" style:font-pitch-complex="variable"/>
    </style:style>
    <style:style style:name="Table_20_Contents" style:display-name="Table Contents" style:family="paragraph" style:parent-style-name="Text_20_body" style:default-outline-level="" style:class="extra">
      <style:paragraph-properties fo:margin-left="0.0311in" fo:margin-right="0.0311in" fo:margin-top="0in" fo:margin-bottom="0.1965in" loext:contextual-spacing="false" fo:orphans="0" fo:widows="0" fo:text-indent="0in" style:auto-text-indent="false"/>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default-outline-level="" style:class="extra">
      <style:text-properties fo:font-style="italic" style:font-style-asian="italic"/>
    </style:style>
    <style:style style:name="Horizontal_20_Line" style:display-name="Horizontal Line" style:family="paragraph" style:parent-style-name="Standard" style:default-outline-level="" style:class="html">
      <style:paragraph-properties fo:margin-top="0in" fo:margin-bottom="0.1965in" loext:contextual-spacing="false" text:number-lines="false" text:line-number="0"/>
      <style:text-properties fo:font-size="6pt" style:font-size-asian="6pt" style:font-size-complex="6pt"/>
    </style:style>
    <style:style style:name="Header" style:family="paragraph" style:parent-style-name="Standard" style:default-outline-level=""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omplex="Verdana1" style:font-family-complex="Verdana"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Default_20_Paragraph_20_Font" style:display-name="WW-Default Paragraph Font" style:family="text"/>
    <style:style style:name="Internet_20_link" style:display-name="Internet link" style:family="text">
      <style:text-properties fo:color="#0000ff" style:text-underline-style="solid" style:text-underline-width="auto" style:text-underline-color="font-color"/>
    </style:style>
    <style:style style:name="standout" style:family="text" style:parent-style-name="WW-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ListLabel_20_1" style:display-name="ListLabel 1" style:family="text">
      <style:text-properties style:font-name-complex="Verdana1" style:font-family-complex="Verdana" style:font-family-generic-complex="system" style:font-pitch-complex="variable"/>
    </style:style>
    <style:style style:name="ListLabel_20_2" style:display-name="ListLabel 2" style:family="text">
      <style:text-properties style:font-name-complex="Verdana1" style:font-family-complex="Verdana" style:font-family-generic-complex="system" style:font-pitch-complex="variable"/>
    </style:style>
    <style:style style:name="ListLabel_20_3" style:display-name="ListLabel 3" style:family="text">
      <style:text-properties style:font-name-complex="Verdana1" style:font-family-complex="Verdana" style:font-family-generic-complex="system" style:font-pitch-complex="variable"/>
    </style:style>
    <style:style style:name="ListLabel_20_4" style:display-name="ListLabel 4"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5" style:display-name="ListLabel 5"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6" style:display-name="ListLabel 6"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7" style:display-name="ListLabel 7"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8" style:display-name="ListLabel 8"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9" style:display-name="ListLabel 9"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10" style:display-name="ListLabel 10"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11" style:display-name="ListLabel 11" style:family="text">
      <style:text-properties fo:font-weight="bold" style:font-weight-asian="bold" style:font-weight-complex="bold"/>
    </style:style>
    <style:style style:name="ListLabel_20_12" style:display-name="ListLabel 12"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13" style:display-name="ListLabel 13" style:family="text">
      <style:text-properties fo:color="#0000ff" style:text-underline-style="solid" style:text-underline-width="auto" style:text-underline-color="font-color" fo:font-weight="bold" fo:background-color="#ffff00" style:font-weight-asian="bold"/>
    </style:style>
    <style:style style:name="ListLabel_20_14" style:display-name="ListLabel 14" style:family="text">
      <style:text-properties fo:color="#0000ff" style:text-underline-style="solid" style:text-underline-width="auto" style:text-underline-color="font-color" fo:font-weight="bold" style:font-weight-asian="bold"/>
    </style:style>
    <style:style style:name="ListLabel_20_15" style:display-name="ListLabel 15" style:family="text">
      <style:text-properties fo:color="#99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16" style:display-name="ListLabel 16"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17" style:display-name="ListLabel 17" style:family="text">
      <style:text-properties fo:color="#00000a"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18" style:display-name="ListLabel 18" style:family="text">
      <style:text-properties fo:color="#009900" style:font-name="Verdana" fo:font-family="Verdana" style:font-family-generic="roman" style:font-pitch="variable" fo:font-size="12pt"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19" style:display-name="ListLabel 19" style:family="text">
      <style:text-properties fo:color="#80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20" style:display-name="ListLabel 20" style:family="text">
      <style:text-properties style:font-name="Veranda" fo:font-family="Veranda" style:font-family-generic="roman" style:font-pitch="variable" fo:font-size="9pt" style:font-size-asian="9pt" style:font-size-complex="9pt"/>
    </style:style>
    <style:style style:name="ListLabel_20_21" style:display-name="ListLabel 21" style:family="text">
      <style:text-properties style:font-name="Veranda" fo:font-family="Veranda" style:font-family-generic="roman" style:font-pitch="variable" fo:font-size="9pt" fo:font-style="italic" style:font-size-asian="9pt" style:font-style-asian="italic" style:font-size-complex="9pt" style:font-style-complex="italic"/>
    </style:style>
    <style:style style:name="ListLabel_20_22" style:display-name="ListLabel 22"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23" style:display-name="ListLabel 23"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24" style:display-name="ListLabel 24" style:family="text">
      <style:text-properties fo:font-weight="bold" style:font-weight-asian="bold" style:font-weight-complex="bold"/>
    </style:style>
    <style:style style:name="ListLabel_20_25" style:display-name="ListLabel 25"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26" style:display-name="ListLabel 26" style:family="text">
      <style:text-properties fo:color="#0000ff" style:text-underline-style="solid" style:text-underline-width="auto" style:text-underline-color="font-color" fo:font-weight="bold" fo:background-color="#ffff00" style:font-weight-asian="bold"/>
    </style:style>
    <style:style style:name="ListLabel_20_27" style:display-name="ListLabel 27" style:family="text">
      <style:text-properties fo:color="#0000ff" style:text-underline-style="solid" style:text-underline-width="auto" style:text-underline-color="font-color" fo:font-weight="bold" style:font-weight-asian="bold"/>
    </style:style>
    <style:style style:name="ListLabel_20_28" style:display-name="ListLabel 28" style:family="text">
      <style:text-properties fo:color="#99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29" style:display-name="ListLabel 29"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30" style:display-name="ListLabel 30" style:family="text">
      <style:text-properties fo:color="#009900" style:font-name="Verdana" fo:font-family="Verdana" style:font-family-generic="roman" style:font-pitch="variable" fo:font-size="12pt"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31" style:display-name="ListLabel 31" style:family="text">
      <style:text-properties fo:color="#00000a"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32" style:display-name="ListLabel 32" style:family="text">
      <style:text-properties fo:color="#80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33" style:display-name="ListLabel 33" style:family="text">
      <style:text-properties style:font-name="Veranda" fo:font-family="Veranda" style:font-family-generic="roman" style:font-pitch="variable" fo:font-size="9pt" style:font-size-asian="9pt" style:font-size-complex="9pt"/>
    </style:style>
    <style:style style:name="ListLabel_20_34" style:display-name="ListLabel 34" style:family="text">
      <style:text-properties style:font-name="Veranda" fo:font-family="Veranda" style:font-family-generic="roman" style:font-pitch="variable" fo:font-size="9pt" fo:font-style="italic" style:font-size-asian="9pt" style:font-style-asian="italic" style:font-size-complex="9pt" style:font-style-complex="italic"/>
    </style:style>
    <style:style style:name="ListLabel_20_35" style:display-name="ListLabel 35"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36" style:display-name="ListLabel 36"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37" style:display-name="ListLabel 37" style:family="text">
      <style:text-properties fo:font-weight="bold" style:font-weight-asian="bold" style:font-weight-complex="bold"/>
    </style:style>
    <style:style style:name="ListLabel_20_38" style:display-name="ListLabel 38"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39" style:display-name="ListLabel 39" style:family="text">
      <style:text-properties fo:color="#0000ff" style:text-underline-style="solid" style:text-underline-width="auto" style:text-underline-color="font-color" fo:font-weight="bold" style:font-weight-asian="bold"/>
    </style:style>
    <style:style style:name="ListLabel_20_40" style:display-name="ListLabel 40" style:family="text">
      <style:text-properties fo:color="#99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41" style:display-name="ListLabel 41"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42" style:display-name="ListLabel 42" style:family="text">
      <style:text-properties fo:color="#009900" style:font-name="Verdana" fo:font-family="Verdana" style:font-family-generic="roman" style:font-pitch="variable" fo:font-size="12pt"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43" style:display-name="ListLabel 43" style:family="text">
      <style:text-properties fo:color="#00000a"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44" style:display-name="ListLabel 44" style:family="text">
      <style:text-properties fo:color="#80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45" style:display-name="ListLabel 45" style:family="text">
      <style:text-properties style:font-name="Veranda" fo:font-family="Veranda" style:font-family-generic="roman" style:font-pitch="variable" fo:font-size="9pt" style:font-size-asian="9pt" style:font-size-complex="9pt"/>
    </style:style>
    <style:style style:name="ListLabel_20_46" style:display-name="ListLabel 46" style:family="text">
      <style:text-properties style:font-name="Veranda" fo:font-family="Veranda" style:font-family-generic="roman" style:font-pitch="variable" fo:font-size="9pt" fo:font-style="italic" style:font-size-asian="9pt" style:font-style-asian="italic" style:font-size-complex="9pt" style:font-style-complex="italic"/>
    </style:style>
    <style:style style:name="ListLabel_20_47" style:display-name="ListLabel 47"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48" style:display-name="ListLabel 48"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49" style:display-name="ListLabel 49" style:family="text">
      <style:text-properties fo:font-weight="bold" style:font-weight-asian="bold" style:font-weight-complex="bold"/>
    </style:style>
    <style:style style:name="ListLabel_20_50" style:display-name="ListLabel 50"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51" style:display-name="ListLabel 51" style:family="text">
      <style:text-properties fo:color="#0000ff" style:text-underline-style="solid" style:text-underline-width="auto" style:text-underline-color="font-color" fo:font-weight="bold" style:font-weight-asian="bold"/>
    </style:style>
    <style:style style:name="ListLabel_20_52" style:display-name="ListLabel 52" style:family="text">
      <style:text-properties fo:color="#99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53" style:display-name="ListLabel 53"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54" style:display-name="ListLabel 54" style:family="text">
      <style:text-properties fo:color="#009900" style:font-name="Verdana" fo:font-family="Verdana" style:font-family-generic="roman" style:font-pitch="variable" fo:font-size="12pt"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55" style:display-name="ListLabel 55" style:family="text">
      <style:text-properties fo:color="#00000a"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56" style:display-name="ListLabel 56" style:family="text">
      <style:text-properties fo:color="#80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57" style:display-name="ListLabel 57" style:family="text">
      <style:text-properties style:font-name="Veranda" fo:font-family="Veranda" style:font-family-generic="roman" style:font-pitch="variable" fo:font-size="9pt" style:font-size-asian="9pt" style:font-size-complex="9pt"/>
    </style:style>
    <style:style style:name="ListLabel_20_58" style:display-name="ListLabel 58" style:family="text">
      <style:text-properties style:font-name="Veranda" fo:font-family="Veranda" style:font-family-generic="roman" style:font-pitch="variable" fo:font-size="9pt" fo:font-style="italic" style:font-size-asian="9pt" style:font-style-asian="italic" style:font-size-complex="9pt" style:font-style-complex="italic"/>
    </style:style>
    <style:style style:name="ListLabel_20_59" style:display-name="ListLabel 59"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60" style:display-name="ListLabel 60"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61" style:display-name="ListLabel 61" style:family="text">
      <style:text-properties fo:font-weight="bold" style:font-weight-asian="bold" style:font-weight-complex="bold"/>
    </style:style>
    <style:style style:name="ListLabel_20_62" style:display-name="ListLabel 62"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63" style:display-name="ListLabel 63" style:family="text">
      <style:text-properties fo:color="#0000ff" style:text-underline-style="solid" style:text-underline-width="auto" style:text-underline-color="font-color" fo:font-weight="bold" style:font-weight-asian="bold"/>
    </style:style>
    <style:style style:name="ListLabel_20_64" style:display-name="ListLabel 64" style:family="text">
      <style:text-properties fo:color="#99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65" style:display-name="ListLabel 65"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66" style:display-name="ListLabel 66" style:family="text">
      <style:text-properties fo:color="#009900" style:font-name="Verdana" fo:font-family="Verdana" style:font-family-generic="roman" style:font-pitch="variable" fo:font-size="12pt"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67" style:display-name="ListLabel 67" style:family="text">
      <style:text-properties fo:color="#00000a"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68" style:display-name="ListLabel 68" style:family="text">
      <style:text-properties fo:color="#80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69" style:display-name="ListLabel 69" style:family="text">
      <style:text-properties style:font-name="Veranda" fo:font-family="Veranda" style:font-family-generic="roman" style:font-pitch="variable" fo:font-size="9pt" style:font-size-asian="9pt" style:font-size-complex="9pt"/>
    </style:style>
    <style:style style:name="ListLabel_20_70" style:display-name="ListLabel 70" style:family="text">
      <style:text-properties style:font-name="Veranda" fo:font-family="Veranda" style:font-family-generic="roman" style:font-pitch="variable" fo:font-size="9pt" fo:font-style="italic" style:font-size-asian="9pt" style:font-style-asian="italic" style:font-size-complex="9pt" style:font-style-complex="italic"/>
    </style:style>
    <style:style style:name="ListLabel_20_71" style:display-name="ListLabel 71"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77" style:display-name="ListLabel 77"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style:list-level-properties>
      </text:outline-level-style>
      <text:outline-level-style text:level="2" style:num-format="">
        <style:list-level-properties text:list-level-position-and-space-mode="label-alignment">
          <style:list-level-label-alignment text:label-followed-by="nothing" fo:text-indent="-0.4in"/>
        </style:list-level-properties>
      </text:outline-level-style>
      <text:outline-level-style text:level="3" style:num-format="">
        <style:list-level-properties text:list-level-position-and-space-mode="label-alignment">
          <style:list-level-label-alignment text:label-followed-by="nothing" fo:text-inden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style:list-level-properties>
      </text:list-level-style-number>
      <text:list-level-style-number text:level="2" style:num-format="">
        <style:list-level-properties text:list-level-position-and-space-mode="label-alignment">
          <style:list-level-label-alignment text:label-followed-by="nothing" fo:text-indent="-0.4in"/>
        </style:list-level-properties>
      </text:list-level-style-number>
      <text:list-level-style-number text:level="3" style:num-format="">
        <style:list-level-properties text:list-level-position-and-space-mode="label-alignment">
          <style:list-level-label-alignment text:label-followed-by="nothing" fo:text-indent="-0.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60" style:num-format="">
        <style:list-level-properties text:list-level-position-and-space-mode="label-alignment">
          <style:list-level-label-alignment text:label-followed-by="nothing" fo:text-indent="-0.3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75in"/>
        </style:list-level-properties>
      </text:list-level-style-number>
      <text:list-level-style-number text:level="3" style:num-format="">
        <style:list-level-properties text:list-level-position-and-space-mode="label-alignment">
          <style:list-level-label-alignment text:label-followed-by="nothing" fo:text-indent="-0.5in" fo:margin-left="1in"/>
        </style:list-level-properties>
      </text:list-level-style-number>
      <text:list-level-style-number text:level="4" style:num-format="">
        <style:list-level-properties text:list-level-position-and-space-mode="label-alignment">
          <style:list-level-label-alignment text:label-followed-by="nothing" fo:text-indent="-0.6in" fo:margin-left="1.25in"/>
        </style:list-level-properties>
      </text:list-level-style-number>
      <text:list-level-style-number text:level="5" style:num-format="">
        <style:list-level-properties text:list-level-position-and-space-mode="label-alignment">
          <style:list-level-label-alignment text:label-followed-by="nothing" fo:text-indent="-0.7in" fo:margin-left="1.5in"/>
        </style:list-level-properties>
      </text:list-level-style-number>
      <text:list-level-style-number text:level="6" style:num-format="">
        <style:list-level-properties text:list-level-position-and-space-mode="label-alignment">
          <style:list-level-label-alignment text:label-followed-by="nothing" fo:text-indent="-0.8in" fo:margin-left="1.75in"/>
        </style:list-level-properties>
      </text:list-level-style-number>
      <text:list-level-style-number text:level="7" style:num-format="">
        <style:list-level-properties text:list-level-position-and-space-mode="label-alignment">
          <style:list-level-label-alignment text:label-followed-by="nothing" fo:text-indent="-0.9in" fo:margin-left="2in"/>
        </style:list-level-properties>
      </text:list-level-style-number>
      <text:list-level-style-number text:level="8" style:num-format="">
        <style:list-level-properties text:list-level-position-and-space-mode="label-alignment">
          <style:list-level-label-alignment text:label-followed-by="nothing" fo:text-indent="-1in" fo:margin-left="2.25in"/>
        </style:list-level-properties>
      </text:list-level-style-number>
      <text:list-level-style-number text:level="9" style:num-format="">
        <style:list-level-properties text:list-level-position-and-space-mode="label-alignment">
          <style:list-level-label-alignment text:label-followed-by="nothing"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4T10:57:00</meta:creation-date>
    <meta:initial-creator>Andrew DeFaria</meta:initial-creator>
    <dc:language>en-US</dc:language>
    <dc:date>2019-03-15T11:29:34.574072449</dc:date>
    <meta:editing-cycles>30</meta:editing-cycles>
    <meta:editing-duration>PT2H22M36S</meta:editing-duration>
    <meta:generator>LibreOffice/6.2.1.2$Linux_X86_64 LibreOffice_project/7bcb35dc3024a62dea0caee87020152d1ee96e71</meta:generator>
    <meta:document-statistic meta:table-count="3" meta:image-count="14" meta:object-count="0" meta:page-count="6" meta:paragraph-count="113" meta:word-count="1603" meta:character-count="10906" meta:non-whitespace-character-count="9378"/>
    <meta:template xlink:type="simple" xlink:actuate="onRequest" xlink:title="Normal.dotm" xlink:href=""/>
  </office:meta>
</office:document-meta>
</file>